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 style:data-style-name="N8011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011">
      <style:table-cell-properties fo:background-color="#ffffff"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43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7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9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51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52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5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8" style:family="table-cell" style:parent-style-name="Default" style:data-style-name="N8011">
      <style:table-cell-properties fo:background-color="#99ffcc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1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63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6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8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70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73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7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9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85" style:family="table-cell" style:parent-style-name="Default" style:data-style-name="N8011">
      <style:text-properties fo:font-size="9pt" style:font-size-asian="9pt" style:font-size-complex="9pt"/>
    </style:style>
    <style:style style:name="ce86" style:family="table-cell" style:parent-style-name="Default" style:data-style-name="N8011"/>
    <style:style style:name="ce87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40" office:value-type="string">
            <text:p>FD</text:p>
          </table:table-cell>
          <table:table-cell table:style-name="ce40" office:value-type="string">
            <text:p>CeD</text:p>
          </table:table-cell>
          <table:table-cell table:style-name="ce60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40" office:value-type="string">
            <text:p>FD + CeD</text:p>
          </table:table-cell>
          <table:table-cell table:style-name="ce40" office:value-type="string">
            <text:p>FD + CoD</text:p>
          </table:table-cell>
          <table:table-cell table:style-name="ce40" office:value-type="string">
            <text:p>TD + CeD</text:p>
          </table:table-cell>
          <table:table-cell table:style-name="ce60" office:value-type="string">
            <text:p>TD + CoD</text:p>
          </table:table-cell>
          <table:table-cell table:style-name="ce80"/>
          <table:table-cell table:style-name="ce82" table:number-columns-repeated="2"/>
          <table:table-cell table:style-name="ce88" table:number-columns-repeated="2"/>
          <table:table-cell table:style-name="ce82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41" office:value-type="percentage" office:value="0.860739">
            <text:p>86.07%</text:p>
          </table:table-cell>
          <table:table-cell table:style-name="ce41" office:value-type="percentage" office:value="0.81849">
            <text:p>81.85%</text:p>
          </table:table-cell>
          <table:table-cell table:style-name="ce61" office:value-type="percentage" office:value="0.812994">
            <text:p>81.30%</text:p>
          </table:table-cell>
          <table:table-cell table:style-name="ce41" office:value-type="percentage" office:value="0.864812">
            <text:p>86.48%</text:p>
          </table:table-cell>
          <table:table-cell table:style-name="ce41" office:value-type="percentage" office:value="0.868443">
            <text:p>86.84%</text:p>
          </table:table-cell>
          <table:table-cell table:style-name="ce74" office:value-type="percentage" office:value="0.86648">
            <text:p>86.65%</text:p>
          </table:table-cell>
          <table:table-cell table:style-name="ce41" office:value-type="percentage" office:value="0.867756">
            <text:p>86.78%</text:p>
          </table:table-cell>
          <table:table-cell table:style-name="ce61" office:value-type="percentage" office:value="0.868149">
            <text:p>86.81%</text:p>
          </table:table-cell>
          <table:table-cell table:style-name="ce48" table:formula="of:=AVERAGE([.B12:.J12])" office:value-type="percentage" office:value="0.853820222222222">
            <text:p>85.38%</text:p>
          </table:table-cell>
          <table:table-cell table:style-name="ce48" table:number-columns-repeated="2"/>
          <table:table-cell table:style-name="ce78" table:number-columns-repeated="2"/>
          <table:table-cell table:style-name="ce48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42" office:value-type="percentage" office:value="0.956966">
            <text:p>95.70%</text:p>
          </table:table-cell>
          <table:table-cell table:style-name="ce42" office:value-type="percentage" office:value="0.870013">
            <text:p>87.00%</text:p>
          </table:table-cell>
          <table:table-cell table:style-name="ce62" office:value-type="percentage" office:value="0.865597">
            <text:p>86.56%</text:p>
          </table:table-cell>
          <table:table-cell table:style-name="ce42" office:value-type="percentage" office:value="0.95726">
            <text:p>95.73%</text:p>
          </table:table-cell>
          <table:table-cell table:style-name="ce42" office:value-type="percentage" office:value="0.957751">
            <text:p>95.78%</text:p>
          </table:table-cell>
          <table:table-cell table:style-name="ce42" office:value-type="percentage" office:value="0.955542">
            <text:p>95.55%</text:p>
          </table:table-cell>
          <table:table-cell table:style-name="ce42" office:value-type="percentage" office:value="0.952991">
            <text:p>95.30%</text:p>
          </table:table-cell>
          <table:table-cell table:style-name="ce62" office:value-type="percentage" office:value="0.958879">
            <text:p>95.89%</text:p>
          </table:table-cell>
          <table:table-cell table:style-name="ce48" table:formula="of:=AVERAGE([.B13:.J13])" office:value-type="percentage" office:value="0.936328777777778">
            <text:p>93.63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43" table:number-columns-repeated="2"/>
          <table:table-cell table:style-name="ce63"/>
          <table:table-cell table:style-name="ce43" table:number-columns-repeated="2"/>
          <table:table-cell table:style-name="ce75"/>
          <table:table-cell table:style-name="ce43"/>
          <table:table-cell table:style-name="ce63"/>
          <table:table-cell table:style-name="ce48" table:formula="of:=AVERAGE([.B14:.J14])" office:value-type="percentage" office:value="0">
            <text:p>#DIV/0!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41" office:value-type="percentage" office:value="0.711958">
            <text:p>71.20%</text:p>
          </table:table-cell>
          <table:table-cell table:style-name="ce41" office:value-type="percentage" office:value="0.806958">
            <text:p>80.70%</text:p>
          </table:table-cell>
          <table:table-cell table:style-name="ce64" office:value-type="percentage" office:value="0.7243">
            <text:p>72.43%</text:p>
          </table:table-cell>
          <table:table-cell table:style-name="ce41" office:value-type="percentage" office:value="0.632367">
            <text:p>63.24%</text:p>
          </table:table-cell>
          <table:table-cell table:style-name="ce41" office:value-type="percentage" office:value="0.711958">
            <text:p>71.20%</text:p>
          </table:table-cell>
          <table:table-cell table:style-name="ce74" office:value-type="percentage" office:value="0.711958">
            <text:p>71.20%</text:p>
          </table:table-cell>
          <table:table-cell table:style-name="ce41" office:value-type="percentage" office:value="0.500466">
            <text:p>50.05%</text:p>
          </table:table-cell>
          <table:table-cell table:style-name="ce61" office:value-type="percentage" office:value="0.651161">
            <text:p>65.12%</text:p>
          </table:table-cell>
          <table:table-cell table:style-name="ce48" table:formula="of:=AVERAGE([.B15:.J15])" office:value-type="percentage" office:value="0.666620333333333">
            <text:p>66.66%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43" office:value-type="percentage" office:value="0.840179">
            <text:p>84.02%</text:p>
          </table:table-cell>
          <table:table-cell table:style-name="ce43" office:value-type="percentage" office:value="0.841896">
            <text:p>84.19%</text:p>
          </table:table-cell>
          <table:table-cell table:style-name="ce63" office:value-type="percentage" office:value="0.533785">
            <text:p>53.38%</text:p>
          </table:table-cell>
          <table:table-cell table:style-name="ce43" office:value-type="percentage" office:value="0.887188">
            <text:p>88.72%</text:p>
          </table:table-cell>
          <table:table-cell table:style-name="ce43" office:value-type="percentage" office:value="0.879238">
            <text:p>87.92%</text:p>
          </table:table-cell>
          <table:table-cell table:style-name="ce75" office:value-type="percentage" office:value="0.921537">
            <text:p>92.15%</text:p>
          </table:table-cell>
          <table:table-cell table:style-name="ce43" office:value-type="percentage" office:value="0.839982">
            <text:p>84.00%</text:p>
          </table:table-cell>
          <table:table-cell table:style-name="ce63" office:value-type="percentage" office:value="0.913784">
            <text:p>91.38%</text:p>
          </table:table-cell>
          <table:table-cell table:style-name="ce48" table:formula="of:=AVERAGE([.B16:.J16])" office:value-type="percentage" office:value="0.836089444444444">
            <text:p>83.61%</text:p>
          </table:table-cell>
          <table:table-cell table:style-name="ce78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44" office:value-type="percentage" office:value="0.937239">
            <text:p>93.72%</text:p>
          </table:table-cell>
          <table:table-cell table:style-name="ce52" office:value-type="percentage" office:value="0.865989">
            <text:p>86.60%</text:p>
          </table:table-cell>
          <table:table-cell table:style-name="ce65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44" office:value-type="percentage" office:value="0.9261">
            <text:p>92.61%</text:p>
          </table:table-cell>
          <table:table-cell table:style-name="ce44" office:value-type="percentage" office:value="0.944698">
            <text:p>94.47%</text:p>
          </table:table-cell>
          <table:table-cell table:style-name="ce44" office:value-type="percentage" office:value="0.920752">
            <text:p>92.08%</text:p>
          </table:table-cell>
          <table:table-cell table:style-name="ce65" office:value-type="percentage" office:value="0.936945">
            <text:p>93.69%</text:p>
          </table:table-cell>
          <table:table-cell table:style-name="ce48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5" office:value-type="percentage" office:value="0.844742">
            <text:p>84.47%</text:p>
          </table:table-cell>
          <table:table-cell table:style-name="ce53" office:value-type="percentage" office:value="0.818097">
            <text:p>81.81%</text:p>
          </table:table-cell>
          <table:table-cell table:style-name="ce66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5" office:value-type="percentage" office:value="0.852839">
            <text:p>85.28%</text:p>
          </table:table-cell>
          <table:table-cell table:style-name="ce45" office:value-type="percentage" office:value="0.856568">
            <text:p>85.66%</text:p>
          </table:table-cell>
          <table:table-cell table:style-name="ce45" office:value-type="percentage" office:value="0.84538">
            <text:p>84.54%</text:p>
          </table:table-cell>
          <table:table-cell table:style-name="ce66" office:value-type="percentage" office:value="0.843712">
            <text:p>84.37%</text:p>
          </table:table-cell>
          <table:table-cell table:style-name="ce48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81"/>
          <table:table-cell table:style-name="ce84" table:number-columns-repeated="2"/>
          <table:table-cell table:style-name="ce88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/>
          <table:table-cell table:formula="of:=AVERAGE([.B21:.B23])" office:value-type="percentage" office:value="0.8266025">
            <text:p>82,66%</text:p>
          </table:table-cell>
          <table:table-cell table:formula="of:=AVERAGE([.C21:.C23])" office:value-type="percentage" office:value="0.858637166666667">
            <text:p>85,86%</text:p>
          </table:table-cell>
          <table:table-cell table:formula="of:=AVERAGE([.D21:.D23])" office:value-type="percentage" office:value="0.836907166666667">
            <text:p>83,69%</text:p>
          </table:table-cell>
          <table:table-cell table:formula="of:=AVERAGE([.E21:.E23])" office:value-type="percentage" office:value="0.761220833333333">
            <text:p>76,12%</text:p>
          </table:table-cell>
          <table:table-cell table:formula="of:=AVERAGE([.F21:.F23])" office:value-type="percentage" office:value="0.8538365">
            <text:p>85,38%</text:p>
          </table:table-cell>
          <table:table-cell table:formula="of:=AVERAGE([.G21:.G23])" office:value-type="percentage" office:value="0.866054833333333">
            <text:p>86,61%</text:p>
          </table:table-cell>
          <table:table-cell table:formula="of:=AVERAGE([.H21:.H23])" office:value-type="percentage" office:value="0.8761305">
            <text:p>87,61%</text:p>
          </table:table-cell>
          <table:table-cell table:formula="of:=AVERAGE([.I21:.I23])" office:value-type="percentage" office:value="0.821221166666667">
            <text:p>82,12%</text:p>
          </table:table-cell>
          <table:table-cell table:formula="of:=AVERAGE([.J21:.J23])" office:value-type="percentage" office:value="0.862105">
            <text:p>86,21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7" office:value-type="percentage" office:value="0.862113">
            <text:p>86.21%</text:p>
          </table:table-cell>
          <table:table-cell table:style-name="ce55" office:value-type="percentage" office:value="0.818539">
            <text:p>81.85%</text:p>
          </table:table-cell>
          <table:table-cell table:style-name="ce68" office:value-type="percentage" office:value="0.82428">
            <text:p>82.43%</text:p>
          </table:table-cell>
          <table:table-cell table:style-name="ce55" office:value-type="percentage" office:value="0.865597">
            <text:p>86.56%</text:p>
          </table:table-cell>
          <table:table-cell table:style-name="ce55" office:value-type="percentage" office:value="0.871338">
            <text:p>87.13%</text:p>
          </table:table-cell>
          <table:table-cell table:style-name="ce76" office:value-type="percentage" office:value="0.876687">
            <text:p>87.67%</text:p>
          </table:table-cell>
          <table:table-cell table:style-name="ce55" office:value-type="percentage" office:value="0.866676">
            <text:p>86.67%</text:p>
          </table:table-cell>
          <table:table-cell table:style-name="ce68" office:value-type="percentage" office:value="0.872074">
            <text:p>87.21%</text:p>
          </table:table-cell>
          <table:table-cell table:style-name="ce48" table:formula="of:=AVERAGE([.B31:.J31])" office:value-type="percentage" office:value="0.857429444444444">
            <text:p>85.74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32:.J32])" office:value-type="percentage" office:value="0.933646333333333">
            <text:p>93.36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7" office:value-type="percentage" office:value="0.77045">
            <text:p>77.05%</text:p>
          </table:table-cell>
          <table:table-cell table:style-name="ce47" office:value-type="percentage" office:value="0.799647">
            <text:p>79.96%</text:p>
          </table:table-cell>
          <table:table-cell table:style-name="ce71" office:value-type="percentage" office:value="0.725256">
            <text:p>72.53%</text:p>
          </table:table-cell>
          <table:table-cell table:style-name="ce47" office:value-type="percentage" office:value="0.628098">
            <text:p>62.81%</text:p>
          </table:table-cell>
          <table:table-cell table:style-name="ce47" office:value-type="percentage" office:value="0.77045">
            <text:p>77.05%</text:p>
          </table:table-cell>
          <table:table-cell table:style-name="ce76" office:value-type="percentage" office:value="0.771677">
            <text:p>77.17%</text:p>
          </table:table-cell>
          <table:table-cell table:style-name="ce47" office:value-type="percentage" office:value="0.650817">
            <text:p>65.08%</text:p>
          </table:table-cell>
          <table:table-cell table:style-name="ce79" office:value-type="percentage" office:value="0.651161">
            <text:p>65.12%</text:p>
          </table:table-cell>
          <table:table-cell table:style-name="ce48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72172">
            <text:p>87.22%</text:p>
          </table:table-cell>
          <table:table-cell table:style-name="ce49" office:value-type="percentage" office:value="0.841896">
            <text:p>84.19%</text:p>
          </table:table-cell>
          <table:table-cell table:style-name="ce70" office:value-type="percentage" office:value="0.772167">
            <text:p>77.22%</text:p>
          </table:table-cell>
          <table:table-cell table:style-name="ce49" office:value-type="percentage" office:value="0.837774">
            <text:p>83.78%</text:p>
          </table:table-cell>
          <table:table-cell table:style-name="ce49" office:value-type="percentage" office:value="0.881741">
            <text:p>88.17%</text:p>
          </table:table-cell>
          <table:table-cell table:style-name="ce77" office:value-type="percentage" office:value="0.896511">
            <text:p>89.65%</text:p>
          </table:table-cell>
          <table:table-cell table:style-name="ce49" office:value-type="percentage" office:value="0.855636">
            <text:p>85.56%</text:p>
          </table:table-cell>
          <table:table-cell table:style-name="ce70" office:value-type="percentage" office:value="0.913293">
            <text:p>91.33%</text:p>
          </table:table-cell>
          <table:table-cell table:style-name="ce48" table:formula="of:=AVERAGE([.B35:.J35])" office:value-type="percentage" office:value="0.858236333333333">
            <text:p>85.82%</text:p>
          </table:table-cell>
          <table:table-cell table:style-name="ce86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50" office:value-type="percentage" office:value="0.925757">
            <text:p>92.58%</text:p>
          </table:table-cell>
          <table:table-cell table:style-name="ce56" office:value-type="percentage" office:value="0.865989">
            <text:p>86.60%</text:p>
          </table:table-cell>
          <table:table-cell table:style-name="ce72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50" office:value-type="percentage" office:value="0.92085">
            <text:p>92.09%</text:p>
          </table:table-cell>
          <table:table-cell table:style-name="ce50" office:value-type="percentage" office:value="0.941263">
            <text:p>94.13%</text:p>
          </table:table-cell>
          <table:table-cell table:style-name="ce50" office:value-type="percentage" office:value="0.934295">
            <text:p>93.43%</text:p>
          </table:table-cell>
          <table:table-cell table:style-name="ce72" office:value-type="percentage" office:value="0.956426">
            <text:p>95.64%</text:p>
          </table:table-cell>
          <table:table-cell table:style-name="ce48" table:formula="of:=AVERAGE([.B36:.J36])" office:value-type="percentage" office:value="0.919426888888889">
            <text:p>91.94%</text:p>
          </table:table-cell>
          <table:table-cell table:style-name="ce85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51" office:value-type="percentage" office:value="0.852397">
            <text:p>85.24%</text:p>
          </table:table-cell>
          <table:table-cell table:style-name="ce57" office:value-type="percentage" office:value="0.818097">
            <text:p>81.81%</text:p>
          </table:table-cell>
          <table:table-cell table:style-name="ce73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51" office:value-type="percentage" office:value="0.865646">
            <text:p>86.56%</text:p>
          </table:table-cell>
          <table:table-cell table:style-name="ce51" office:value-type="percentage" office:value="0.861279">
            <text:p>86.13%</text:p>
          </table:table-cell>
          <table:table-cell table:style-name="ce51" office:value-type="percentage" office:value="0.84646">
            <text:p>84.65%</text:p>
          </table:table-cell>
          <table:table-cell table:style-name="ce73" office:value-type="percentage" office:value="0.836596">
            <text:p>83.66%</text:p>
          </table:table-cell>
          <table:table-cell table:style-name="ce48" table:formula="of:=AVERAGE([.B37:.J37])" office:value-type="percentage" office:value="0.837801555555556">
            <text:p>83.78%</text:p>
          </table:table-cell>
          <table:table-cell table:style-name="ce85" table:number-columns-repeated="3"/>
          <table:table-cell table:style-name="ce89"/>
          <table:table-cell table:style-name="ce86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7" table:number-columns-repeated="3"/>
          <table:table-cell table:style-name="ce59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0db → 0db</text:p>
          </table:table-cell>
          <table:table-cell table:style-name="ce28" office:value-type="percentage" office:value="0.797488">
            <text:p>79.75%</text:p>
          </table:table-cell>
          <table:table-cell table:style-name="ce47" office:value-type="percentage" office:value="0.797095">
            <text:p>79.71%</text:p>
          </table:table-cell>
          <table:table-cell table:style-name="ce55" office:value-type="percentage" office:value="0.775553">
            <text:p>77.56%</text:p>
          </table:table-cell>
          <table:table-cell table:style-name="ce68" office:value-type="percentage" office:value="0.760243">
            <text:p>76.02%</text:p>
          </table:table-cell>
          <table:table-cell table:style-name="ce55" office:value-type="percentage" office:value="0.798567">
            <text:p>79.86%</text:p>
          </table:table-cell>
          <table:table-cell table:style-name="ce55" office:value-type="percentage" office:value="0.806762">
            <text:p>80.68%</text:p>
          </table:table-cell>
          <table:table-cell table:style-name="ce76" office:value-type="percentage" office:value="0.79209">
            <text:p>79.21%</text:p>
          </table:table-cell>
          <table:table-cell table:style-name="ce55" office:value-type="percentage" office:value="0.803572">
            <text:p>80.36%</text:p>
          </table:table-cell>
          <table:table-cell table:style-name="ce68" office:value-type="percentage" office:value="0.808627">
            <text:p>80.86%</text:p>
          </table:table-cell>
          <table:table-cell table:style-name="ce48" table:formula="of:=AVERAGE([.B50:.J50])" office:value-type="percentage" office:value="0.793333">
            <text:p>79.3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51:.J51])" office:value-type="percentage" office:value="0.933646333333333">
            <text:p>93.3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52:.J5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0db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99588">
            <text:p>59.96%</text:p>
          </table:table-cell>
          <table:table-cell table:style-name="ce35" office:value-type="percentage" office:value="0.752638">
            <text:p>75.26%</text:p>
          </table:table-cell>
          <table:table-cell table:style-name="ce35" office:value-type="percentage" office:value="0.6174">
            <text:p>61.74%</text:p>
          </table:table-cell>
          <table:table-cell table:style-name="ce35" office:value-type="percentage" office:value="0.519604">
            <text:p>51.96%</text:p>
          </table:table-cell>
          <table:table-cell table:number-columns-repeated="2" table:style-name="ce35" office:value-type="percentage" office:value="0.599588">
            <text:p>59.96%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22989">
            <text:p>52.3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0db → 50db</text:p>
          </table:table-cell>
          <table:table-cell table:style-name="ce30" office:value-type="percentage" office:value="0.754159">
            <text:p>75.42%</text:p>
          </table:table-cell>
          <table:table-cell table:style-name="ce49" office:value-type="percentage" office:value="0.481574">
            <text:p>48.16%</text:p>
          </table:table-cell>
          <table:table-cell table:style-name="ce49" office:value-type="percentage" office:value="0.853231">
            <text:p>85.32%</text:p>
          </table:table-cell>
          <table:table-cell table:style-name="ce70" office:value-type="percentage" office:value="0.597429">
            <text:p>59.74%</text:p>
          </table:table-cell>
          <table:table-cell table:style-name="ce49" office:value-type="percentage" office:value="0.788753">
            <text:p>78.88%</text:p>
          </table:table-cell>
          <table:table-cell table:style-name="ce49" office:value-type="percentage" office:value="0.89867">
            <text:p>89.87%</text:p>
          </table:table-cell>
          <table:table-cell table:style-name="ce77" office:value-type="percentage" office:value="0.81741">
            <text:p>81.74%</text:p>
          </table:table-cell>
          <table:table-cell table:style-name="ce49" office:value-type="percentage" office:value="0.815055">
            <text:p>81.51%</text:p>
          </table:table-cell>
          <table:table-cell table:style-name="ce70" office:value-type="percentage" office:value="0.77997">
            <text:p>78.0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3864">
            <text:p>94.39%</text:p>
          </table:table-cell>
          <table:table-cell table:style-name="ce50" office:value-type="percentage" office:value="0.929143">
            <text:p>92.91%</text:p>
          </table:table-cell>
          <table:table-cell table:style-name="ce56" office:value-type="percentage" office:value="0.856421">
            <text:p>85.64%</text:p>
          </table:table-cell>
          <table:table-cell table:style-name="ce72" office:value-type="percentage" office:value="0.825801">
            <text:p>82.58%</text:p>
          </table:table-cell>
          <table:table-cell table:style-name="ce32" office:value-type="percentage" office:value="0.931694">
            <text:p>93.17%</text:p>
          </table:table-cell>
          <table:table-cell table:style-name="ce50" office:value-type="percentage" office:value="0.910692">
            <text:p>91.07%</text:p>
          </table:table-cell>
          <table:table-cell table:style-name="ce50" office:value-type="percentage" office:value="0.935277">
            <text:p>93.53%</text:p>
          </table:table-cell>
          <table:table-cell table:style-name="ce50" office:value-type="percentage" office:value="0.932774">
            <text:p>93.28%</text:p>
          </table:table-cell>
          <table:table-cell table:style-name="ce72" office:value-type="percentage" office:value="0.955542">
            <text:p>95.55%</text:p>
          </table:table-cell>
          <table:table-cell table:style-name="ce48" table:formula="of:=AVERAGE([.B55:.J55])" office:value-type="percentage" office:value="0.913467555555556">
            <text:p>91.35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0db</text:p>
          </table:table-cell>
          <table:table-cell table:style-name="ce33" office:value-type="percentage" office:value="0.751116">
            <text:p>75.11%</text:p>
          </table:table-cell>
          <table:table-cell table:style-name="ce51" office:value-type="percentage" office:value="0.751509">
            <text:p>75.15%</text:p>
          </table:table-cell>
          <table:table-cell table:style-name="ce57" office:value-type="percentage" office:value="0.778252">
            <text:p>77.83%</text:p>
          </table:table-cell>
          <table:table-cell table:style-name="ce73" office:value-type="percentage" office:value="0.732715">
            <text:p>73.27%</text:p>
          </table:table-cell>
          <table:table-cell table:style-name="ce33" office:value-type="percentage" office:value="0.757005">
            <text:p>75.70%</text:p>
          </table:table-cell>
          <table:table-cell table:style-name="ce51" office:value-type="percentage" office:value="0.805143">
            <text:p>80.51%</text:p>
          </table:table-cell>
          <table:table-cell table:style-name="ce51" office:value-type="percentage" office:value="0.785122">
            <text:p>78.51%</text:p>
          </table:table-cell>
          <table:table-cell table:style-name="ce51" office:value-type="percentage" office:value="0.791795">
            <text:p>79.18%</text:p>
          </table:table-cell>
          <table:table-cell table:style-name="ce73" office:value-type="percentage" office:value="0.766132">
            <text:p>76.61%</text:p>
          </table:table-cell>
          <table:table-cell table:style-name="ce48" table:formula="of:=AVERAGE([.B56:.J56])" office:value-type="percentage" office:value="0.768754333333333">
            <text:p>76.88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55:.B56])" office:value-type="percentage" office:value="0.84749">
            <text:p>84.75%</text:p>
          </table:table-cell>
          <table:table-cell table:style-name="ce34" table:formula="of:=AVERAGE([.C55:.C56])" office:value-type="percentage" office:value="0.840326">
            <text:p>84.03%</text:p>
          </table:table-cell>
          <table:table-cell table:style-name="ce34" table:formula="of:=AVERAGE([.D55:.D56])" office:value-type="percentage" office:value="0.8173365">
            <text:p>81.73%</text:p>
          </table:table-cell>
          <table:table-cell table:style-name="ce34" table:formula="of:=AVERAGE([.E55:.E56])" office:value-type="percentage" office:value="0.779258">
            <text:p>77.93%</text:p>
          </table:table-cell>
          <table:table-cell table:style-name="ce34" table:formula="of:=AVERAGE([.F55:.F56])" office:value-type="percentage" office:value="0.8443495">
            <text:p>84.43%</text:p>
          </table:table-cell>
          <table:table-cell table:style-name="ce34" table:formula="of:=AVERAGE([.G55:.G56])" office:value-type="percentage" office:value="0.8579175">
            <text:p>85.79%</text:p>
          </table:table-cell>
          <table:table-cell table:style-name="ce34" table:formula="of:=AVERAGE([.H55:.H56])" office:value-type="percentage" office:value="0.8601995">
            <text:p>86.02%</text:p>
          </table:table-cell>
          <table:table-cell table:style-name="ce34" table:formula="of:=AVERAGE([.I55:.I56])" office:value-type="percentage" office:value="0.8622845">
            <text:p>86.23%</text:p>
          </table:table-cell>
          <table:table-cell table:style-name="ce34" table:formula="of:=AVERAGE([.J55:.J56])" office:value-type="percentage" office:value="0.860837">
            <text:p>86.08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0db</text:p>
          </table:table-cell>
          <table:table-cell table:style-name="ce34" table:formula="of:=AVERAGE([.B50];[.B54])" office:value-type="percentage" office:value="0.7758235">
            <text:p>77.58%</text:p>
          </table:table-cell>
          <table:table-cell table:style-name="ce34" table:formula="of:=AVERAGE([.C50];[.C54])" office:value-type="percentage" office:value="0.6393345">
            <text:p>63.93%</text:p>
          </table:table-cell>
          <table:table-cell table:style-name="ce34" table:formula="of:=AVERAGE([.D50];[.D54])" office:value-type="percentage" office:value="0.814392">
            <text:p>81.44%</text:p>
          </table:table-cell>
          <table:table-cell table:style-name="ce34" table:formula="of:=AVERAGE([.E50];[.E54])" office:value-type="percentage" office:value="0.678836">
            <text:p>67.88%</text:p>
          </table:table-cell>
          <table:table-cell table:style-name="ce34" table:formula="of:=AVERAGE([.F50];[.F54])" office:value-type="percentage" office:value="0.79366">
            <text:p>79.37%</text:p>
          </table:table-cell>
          <table:table-cell table:style-name="ce34" table:formula="of:=AVERAGE([.G50];[.G54])" office:value-type="percentage" office:value="0.852716">
            <text:p>85.27%</text:p>
          </table:table-cell>
          <table:table-cell table:style-name="ce34" table:formula="of:=AVERAGE([.H50];[.H54])" office:value-type="percentage" office:value="0.80475">
            <text:p>80.48%</text:p>
          </table:table-cell>
          <table:table-cell table:style-name="ce34" table:formula="of:=AVERAGE([.I50];[.I54])" office:value-type="percentage" office:value="0.8093135">
            <text:p>80.93%</text:p>
          </table:table-cell>
          <table:table-cell table:style-name="ce34" table:formula="of:=AVERAGE([.J50];[.J54])" office:value-type="percentage" office:value="0.7942985">
            <text:p>79.43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51];[.B53])" office:value-type="percentage" office:value="0.7424555">
            <text:p>74.25%</text:p>
          </table:table-cell>
          <table:table-cell table:style-name="ce34" table:formula="of:=AVERAGE([.C51];[.C53])" office:value-type="percentage" office:value="0.7730755">
            <text:p>77.31%</text:p>
          </table:table-cell>
          <table:table-cell table:style-name="ce34" table:formula="of:=AVERAGE([.D51];[.D53])" office:value-type="percentage" office:value="0.809976">
            <text:p>81.00%</text:p>
          </table:table-cell>
          <table:table-cell table:style-name="ce34" table:formula="of:=AVERAGE([.E51];[.E53])" office:value-type="percentage" office:value="0.742627">
            <text:p>74.26%</text:p>
          </table:table-cell>
          <table:table-cell table:style-name="ce34" table:formula="of:=AVERAGE([.F51];[.F53])" office:value-type="percentage" office:value="0.738285">
            <text:p>73.83%</text:p>
          </table:table-cell>
          <table:table-cell table:style-name="ce34" table:formula="of:=AVERAGE([.G51];[.G53])" office:value-type="percentage" office:value="0.7735415">
            <text:p>77.35%</text:p>
          </table:table-cell>
          <table:table-cell table:style-name="ce34" table:formula="of:=AVERAGE([.H51];[.H53])" office:value-type="percentage" office:value="0.7752835">
            <text:p>77.53%</text:p>
          </table:table-cell>
          <table:table-cell table:style-name="ce34" table:formula="of:=AVERAGE([.I51];[.I53])" office:value-type="percentage" office:value="0.7428235">
            <text:p>74.28%</text:p>
          </table:table-cell>
          <table:table-cell table:style-name="ce34" table:formula="of:=AVERAGE([.J51];[.J53])" office:value-type="percentage" office:value="0.7409585">
            <text:p>74.1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59:.B61])" office:value-type="percentage" office:value="0.788589666666667">
            <text:p>78,86%</text:p>
          </table:table-cell>
          <table:table-cell table:formula="of:=AVERAGE([.C59:.C61])" office:value-type="percentage" office:value="0.750912">
            <text:p>75,09%</text:p>
          </table:table-cell>
          <table:table-cell table:formula="of:=AVERAGE([.D59:.D61])" office:value-type="percentage" office:value="0.8139015">
            <text:p>81,39%</text:p>
          </table:table-cell>
          <table:table-cell table:formula="of:=AVERAGE([.E59:.E61])" office:value-type="percentage" office:value="0.733573666666667">
            <text:p>73,36%</text:p>
          </table:table-cell>
          <table:table-cell table:formula="of:=AVERAGE([.F59:.F61])" office:value-type="percentage" office:value="0.792098166666667">
            <text:p>79,21%</text:p>
          </table:table-cell>
          <table:table-cell table:formula="of:=AVERAGE([.G59:.G61])" office:value-type="percentage" office:value="0.828058333333333">
            <text:p>82,81%</text:p>
          </table:table-cell>
          <table:table-cell table:formula="of:=AVERAGE([.H59:.H61])" office:value-type="percentage" office:value="0.813411">
            <text:p>81,34%</text:p>
          </table:table-cell>
          <table:table-cell table:formula="of:=AVERAGE([.I59:.I61])" office:value-type="percentage" office:value="0.804807166666667">
            <text:p>80,48%</text:p>
          </table:table-cell>
          <table:table-cell table:formula="of:=AVERAGE([.J59:.J61])" office:value-type="percentage" office:value="0.798698">
            <text:p>79,8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IN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40571">
            <text:p>84.06%</text:p>
          </table:table-cell>
          <table:table-cell table:style-name="ce47" office:value-type="percentage" office:value="0.855341">
            <text:p>85.53%</text:p>
          </table:table-cell>
          <table:table-cell table:style-name="ce55" office:value-type="percentage" office:value="0.89234">
            <text:p>89.23%</text:p>
          </table:table-cell>
          <table:table-cell table:style-name="ce68" office:value-type="percentage" office:value="0.81638">
            <text:p>81.64%</text:p>
          </table:table-cell>
          <table:table-cell table:style-name="ce55" office:value-type="percentage" office:value="0.860543">
            <text:p>86.05%</text:p>
          </table:table-cell>
          <table:table-cell table:style-name="ce55" office:value-type="percentage" office:value="0.894499">
            <text:p>89.45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383">
            <text:p>89.54%</text:p>
          </table:table-cell>
          <table:table-cell table:style-name="ce68" office:value-type="percentage" office:value="0.863978">
            <text:p>86.40%</text:p>
          </table:table-cell>
          <table:table-cell table:style-name="ce48" table:formula="of:=AVERAGE([.B69:.J69])" office:value-type="percentage" office:value="0.864332111111111">
            <text:p>86.4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5726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2957">
            <text:p>87.30%</text:p>
          </table:table-cell>
          <table:table-cell table:style-name="ce48" office:value-type="percentage" office:value="0.955837">
            <text:p>95.58%</text:p>
          </table:table-cell>
          <table:table-cell table:style-name="ce48" office:value-type="percentage" office:value="0.959812">
            <text:p>95.98%</text:p>
          </table:table-cell>
          <table:table-cell table:style-name="ce48" office:value-type="percentage" office:value="0.958241">
            <text:p>95.82%</text:p>
          </table:table-cell>
          <table:table-cell table:style-name="ce48" office:value-type="percentage" office:value="0.956279">
            <text:p>95.63%</text:p>
          </table:table-cell>
          <table:table-cell table:style-name="ce69" office:value-type="percentage" office:value="0.961578">
            <text:p>96.16%</text:p>
          </table:table-cell>
          <table:table-cell table:style-name="ce48" table:formula="of:=AVERAGE([.B70:.J70])" office:value-type="percentage" office:value="0.947287777777778">
            <text:p>94.73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71:.J7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598705">
            <text:p>59.87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5622">
            <text:p>75.62%</text:p>
          </table:table-cell>
          <table:table-cell table:style-name="ce35" office:value-type="percentage" office:value="0.734678">
            <text:p>73.47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72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512881">
            <text:p>51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514">
            <text:p>94.51%</text:p>
          </table:table-cell>
          <table:table-cell table:style-name="ce70" office:value-type="percentage" office:value="0.605133">
            <text:p>60.51%</text:p>
          </table:table-cell>
          <table:table-cell table:style-name="ce49" office:value-type="percentage" office:value="0.861966">
            <text:p>86.20%</text:p>
          </table:table-cell>
          <table:table-cell table:style-name="ce49" office:value-type="percentage" office:value="0.946857">
            <text:p>94.69%</text:p>
          </table:table-cell>
          <table:table-cell table:style-name="ce77" office:value-type="percentage" office:value="0.839933">
            <text:p>83.99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749841">
            <text:p>74.98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4551">
            <text:p>94.46%</text:p>
          </table:table-cell>
          <table:table-cell table:style-name="ce50" office:value-type="percentage" office:value="0.933853">
            <text:p>93.39%</text:p>
          </table:table-cell>
          <table:table-cell table:style-name="ce56" office:value-type="percentage" office:value="0.950341">
            <text:p>95.03%</text:p>
          </table:table-cell>
          <table:table-cell table:style-name="ce72" office:value-type="percentage" office:value="0.847588">
            <text:p>84.76%</text:p>
          </table:table-cell>
          <table:table-cell table:style-name="ce32" office:value-type="percentage" office:value="0.94671">
            <text:p>94.67%</text:p>
          </table:table-cell>
          <table:table-cell table:style-name="ce50" office:value-type="percentage" office:value="0.956966">
            <text:p>95.70%</text:p>
          </table:table-cell>
          <table:table-cell table:style-name="ce50" office:value-type="percentage" office:value="0.951617">
            <text:p>95.16%</text:p>
          </table:table-cell>
          <table:table-cell table:style-name="ce50" office:value-type="percentage" office:value="0.95093">
            <text:p>95.09%</text:p>
          </table:table-cell>
          <table:table-cell table:style-name="ce72" office:value-type="percentage" office:value="0.958094">
            <text:p>95.81%</text:p>
          </table:table-cell>
          <table:table-cell table:style-name="ce48" table:formula="of:=AVERAGE([.B74:.J74])" office:value-type="percentage" office:value="0.93785">
            <text:p>93.79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6457">
            <text:p>79.65%</text:p>
          </table:table-cell>
          <table:table-cell table:style-name="ce51" office:value-type="percentage" office:value="0.840767">
            <text:p>84.08%</text:p>
          </table:table-cell>
          <table:table-cell table:style-name="ce57" office:value-type="percentage" office:value="0.891751">
            <text:p>89.18%</text:p>
          </table:table-cell>
          <table:table-cell table:style-name="ce73" office:value-type="percentage" office:value="0.785367">
            <text:p>78.54%</text:p>
          </table:table-cell>
          <table:table-cell table:style-name="ce33" office:value-type="percentage" office:value="0.834683">
            <text:p>83.47%</text:p>
          </table:table-cell>
          <table:table-cell table:style-name="ce51" office:value-type="percentage" office:value="0.884931">
            <text:p>88.4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462">
            <text:p>89.65%</text:p>
          </table:table-cell>
          <table:table-cell table:style-name="ce73" office:value-type="percentage" office:value="0.818784">
            <text:p>81.88%</text:p>
          </table:table-cell>
          <table:table-cell table:style-name="ce48" table:formula="of:=AVERAGE([.B75:.J75])" office:value-type="percentage" office:value="0.841105444444444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74:.B75])" office:value-type="percentage" office:value="0.870504">
            <text:p>87.05%</text:p>
          </table:table-cell>
          <table:table-cell table:style-name="ce34" table:formula="of:=AVERAGE([.C74:.C75])" office:value-type="percentage" office:value="0.88731">
            <text:p>88.73%</text:p>
          </table:table-cell>
          <table:table-cell table:style-name="ce58" table:formula="of:=AVERAGE([.D74:.D75])" office:value-type="percentage" office:value="0.921046">
            <text:p>92.10%</text:p>
          </table:table-cell>
          <table:table-cell table:style-name="ce34" table:formula="of:=AVERAGE([.E74:.E75])" office:value-type="percentage" office:value="0.8164775">
            <text:p>81.65%</text:p>
          </table:table-cell>
          <table:table-cell table:style-name="ce34" table:formula="of:=AVERAGE([.F74:.F75])" office:value-type="percentage" office:value="0.8906965">
            <text:p>89.07%</text:p>
          </table:table-cell>
          <table:table-cell table:style-name="ce34" table:formula="of:=AVERAGE([.G74:.G75])" office:value-type="percentage" office:value="0.9209485">
            <text:p>92.09%</text:p>
          </table:table-cell>
          <table:table-cell table:style-name="ce34" table:formula="of:=AVERAGE([.H74:.H75])" office:value-type="percentage" office:value="0.886182">
            <text:p>88.62%</text:p>
          </table:table-cell>
          <table:table-cell table:style-name="ce34" table:formula="of:=AVERAGE([.I74:.I75])" office:value-type="percentage" office:value="0.923696">
            <text:p>92.37%</text:p>
          </table:table-cell>
          <table:table-cell table:style-name="ce34" table:formula="of:=AVERAGE([.J74:.J75])" office:value-type="percentage" office:value="0.888439">
            <text:p>88.8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69];[.B73])" office:value-type="percentage" office:value="0.676726">
            <text:p>67.67%</text:p>
          </table:table-cell>
          <table:table-cell table:style-name="ce34" table:formula="of:=AVERAGE([.C69];[.C73])" office:value-type="percentage" office:value="0.8798025">
            <text:p>87.98%</text:p>
          </table:table-cell>
          <table:table-cell table:style-name="ce34" table:formula="of:=AVERAGE([.D69];[.D73])" office:value-type="percentage" office:value="0.91874">
            <text:p>91.87%</text:p>
          </table:table-cell>
          <table:table-cell table:style-name="ce34" table:formula="of:=AVERAGE([.E69];[.E73])" office:value-type="percentage" office:value="0.7107565">
            <text:p>71.08%</text:p>
          </table:table-cell>
          <table:table-cell table:style-name="ce34" table:formula="of:=AVERAGE([.F69];[.F73])" office:value-type="percentage" office:value="0.8612545">
            <text:p>86.13%</text:p>
          </table:table-cell>
          <table:table-cell table:style-name="ce34" table:formula="of:=AVERAGE([.G69];[.G73])" office:value-type="percentage" office:value="0.920678">
            <text:p>92.07%</text:p>
          </table:table-cell>
          <table:table-cell table:style-name="ce34" table:formula="of:=AVERAGE([.H69];[.H73])" office:value-type="percentage" office:value="0.8499435">
            <text:p>84.99%</text:p>
          </table:table-cell>
          <table:table-cell table:style-name="ce34" table:formula="of:=AVERAGE([.I69];[.I73])" office:value-type="percentage" office:value="0.9210955">
            <text:p>92.11%</text:p>
          </table:table-cell>
          <table:table-cell table:style-name="ce34" table:formula="of:=AVERAGE([.J69];[.J73])" office:value-type="percentage" office:value="0.8069095">
            <text:p>80.6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70];[.B72])" office:value-type="percentage" office:value="0.775848">
            <text:p>77.58%</text:p>
          </table:table-cell>
          <table:table-cell table:style-name="ce34" table:formula="of:=AVERAGE([.C70];[.C72])" office:value-type="percentage" office:value="0.833775">
            <text:p>83.38%</text:p>
          </table:table-cell>
          <table:table-cell table:style-name="ce34" table:formula="of:=AVERAGE([.D70];[.D72])" office:value-type="percentage" office:value="0.9146425">
            <text:p>91.46%</text:p>
          </table:table-cell>
          <table:table-cell table:style-name="ce34" table:formula="of:=AVERAGE([.E70];[.E72])" office:value-type="percentage" office:value="0.8145885">
            <text:p>81.46%</text:p>
          </table:table-cell>
          <table:table-cell table:style-name="ce34" table:formula="of:=AVERAGE([.F70];[.F72])" office:value-type="percentage" office:value="0.8452575">
            <text:p>84.53%</text:p>
          </table:table-cell>
          <table:table-cell table:style-name="ce34" table:formula="of:=AVERAGE([.G70];[.G72])" office:value-type="percentage" office:value="0.835198">
            <text:p>83.52%</text:p>
          </table:table-cell>
          <table:table-cell table:style-name="ce34" table:formula="of:=AVERAGE([.H70];[.H72])" office:value-type="percentage" office:value="0.8334805">
            <text:p>83.35%</text:p>
          </table:table-cell>
          <table:table-cell table:style-name="ce34" table:formula="of:=AVERAGE([.I70];[.I72])" office:value-type="percentage" office:value="0.896904">
            <text:p>89.69%</text:p>
          </table:table-cell>
          <table:table-cell table:style-name="ce34" table:formula="of:=AVERAGE([.J70];[.J72])" office:value-type="percentage" office:value="0.771456">
            <text:p>77.15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78:.B80])" office:value-type="percentage" office:value="0.774359333333333">
            <text:p>77,44%</text:p>
          </table:table-cell>
          <table:table-cell table:formula="of:=AVERAGE([.C78:.C80])" office:value-type="percentage" office:value="0.8669625">
            <text:p>86,70%</text:p>
          </table:table-cell>
          <table:table-cell table:formula="of:=AVERAGE([.D78:.D80])" office:value-type="percentage" office:value="0.918142833333333">
            <text:p>91,81%</text:p>
          </table:table-cell>
          <table:table-cell table:formula="of:=AVERAGE([.E78:.E80])" office:value-type="percentage" office:value="0.7806075">
            <text:p>78,06%</text:p>
          </table:table-cell>
          <table:table-cell table:formula="of:=AVERAGE([.F78:.F80])" office:value-type="percentage" office:value="0.865736166666667">
            <text:p>86,57%</text:p>
          </table:table-cell>
          <table:table-cell table:formula="of:=AVERAGE([.G78:.G80])" office:value-type="percentage" office:value="0.892274833333333">
            <text:p>89,23%</text:p>
          </table:table-cell>
          <table:table-cell table:formula="of:=AVERAGE([.H78:.H80])" office:value-type="percentage" office:value="0.856535333333333">
            <text:p>85,65%</text:p>
          </table:table-cell>
          <table:table-cell table:formula="of:=AVERAGE([.I78:.I80])" office:value-type="percentage" office:value="0.9138985">
            <text:p>91,39%</text:p>
          </table:table-cell>
          <table:table-cell table:formula="of:=AVERAGE([.J78:.J80])" office:value-type="percentage" office:value="0.822268166666666">
            <text:p>82,23%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FIXED MINS/MAX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31493">
            <text:p>83.15%</text:p>
          </table:table-cell>
          <table:table-cell table:style-name="ce47" office:value-type="percentage" office:value="0.854654">
            <text:p>85.47%</text:p>
          </table:table-cell>
          <table:table-cell table:style-name="ce55" office:value-type="percentage" office:value="0.893959">
            <text:p>89.40%</text:p>
          </table:table-cell>
          <table:table-cell table:style-name="ce68" office:value-type="percentage" office:value="0.806222">
            <text:p>80.62%</text:p>
          </table:table-cell>
          <table:table-cell table:style-name="ce55" office:value-type="percentage" office:value="0.859758">
            <text:p>85.98%</text:p>
          </table:table-cell>
          <table:table-cell table:style-name="ce55" office:value-type="percentage" office:value="0.896069">
            <text:p>89.61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922">
            <text:p>89.59%</text:p>
          </table:table-cell>
          <table:table-cell table:style-name="ce68" office:value-type="percentage" office:value="0.854507">
            <text:p>85.45%</text:p>
          </table:table-cell>
          <table:table-cell table:style-name="ce48" table:formula="of:=AVERAGE([.B89:.J89])" office:value-type="percentage" office:value="0.861393111111111">
            <text:p>86.14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461">
            <text:p>95.46%</text:p>
          </table:table-cell>
          <table:table-cell table:style-name="ce48" office:value-type="percentage" office:value="0.957309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7472">
            <text:p>87.75%</text:p>
          </table:table-cell>
          <table:table-cell table:style-name="ce48" office:value-type="percentage" office:value="0.958143">
            <text:p>95.81%</text:p>
          </table:table-cell>
          <table:table-cell table:style-name="ce48" office:value-type="percentage" office:value="0.960253">
            <text:p>96.03%</text:p>
          </table:table-cell>
          <table:table-cell table:style-name="ce48" office:value-type="percentage" office:value="0.957898">
            <text:p>95.79%</text:p>
          </table:table-cell>
          <table:table-cell table:style-name="ce48" office:value-type="percentage" office:value="0.956916">
            <text:p>95.69%</text:p>
          </table:table-cell>
          <table:table-cell table:style-name="ce69" office:value-type="percentage" office:value="0.962461">
            <text:p>96.25%</text:p>
          </table:table-cell>
          <table:table-cell table:style-name="ce48" table:formula="of:=AVERAGE([.B90:.J90])" office:value-type="percentage" office:value="0.948410777777778">
            <text:p>94.84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91:.J9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6001">
            <text:p>49.60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03862">
            <text:p>70.39%</text:p>
          </table:table-cell>
          <table:table-cell table:style-name="ce35" office:value-type="percentage" office:value="0.681339">
            <text:p>68.13%</text:p>
          </table:table-cell>
          <table:table-cell table:style-name="ce35" office:value-type="percentage" office:value="0.710781">
            <text:p>71.08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627">
            <text:p>83.76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1116">
            <text:p>94.11%</text:p>
          </table:table-cell>
          <table:table-cell table:style-name="ce70" office:value-type="percentage" office:value="0.630993">
            <text:p>63.10%</text:p>
          </table:table-cell>
          <table:table-cell table:style-name="ce49" office:value-type="percentage" office:value="0.904068">
            <text:p>90.41%</text:p>
          </table:table-cell>
          <table:table-cell table:style-name="ce49" office:value-type="percentage" office:value="0.941459">
            <text:p>94.15%</text:p>
          </table:table-cell>
          <table:table-cell table:style-name="ce77" office:value-type="percentage" office:value="0.839786">
            <text:p>83.98%</text:p>
          </table:table-cell>
          <table:table-cell table:style-name="ce49" office:value-type="percentage" office:value="0.948231">
            <text:p>94.82%</text:p>
          </table:table-cell>
          <table:table-cell table:style-name="ce70" office:value-type="percentage" office:value="0.88125">
            <text:p>8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5189">
            <text:p>94.52%</text:p>
          </table:table-cell>
          <table:table-cell table:style-name="ce50" office:value-type="percentage" office:value="0.934">
            <text:p>93.40%</text:p>
          </table:table-cell>
          <table:table-cell table:style-name="ce56" office:value-type="percentage" office:value="0.94936">
            <text:p>94.94%</text:p>
          </table:table-cell>
          <table:table-cell table:style-name="ce72" office:value-type="percentage" office:value="0.861966">
            <text:p>86.20%</text:p>
          </table:table-cell>
          <table:table-cell table:style-name="ce32" office:value-type="percentage" office:value="0.9446">
            <text:p>94.46%</text:p>
          </table:table-cell>
          <table:table-cell table:style-name="ce50" office:value-type="percentage" office:value="0.957898">
            <text:p>95.79%</text:p>
          </table:table-cell>
          <table:table-cell table:style-name="ce50" office:value-type="percentage" office:value="0.952058">
            <text:p>95.21%</text:p>
          </table:table-cell>
          <table:table-cell table:style-name="ce50" office:value-type="percentage" office:value="0.954414">
            <text:p>95.44%</text:p>
          </table:table-cell>
          <table:table-cell table:style-name="ce72" office:value-type="percentage" office:value="0.9578">
            <text:p>95.78%</text:p>
          </table:table-cell>
          <table:table-cell table:style-name="ce48" table:formula="of:=AVERAGE([.B94:.J94])" office:value-type="percentage" office:value="0.939698333333333">
            <text:p>93.97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4347">
            <text:p>79.43%</text:p>
          </table:table-cell>
          <table:table-cell table:style-name="ce51" office:value-type="percentage" office:value="0.844889">
            <text:p>84.49%</text:p>
          </table:table-cell>
          <table:table-cell table:style-name="ce57" office:value-type="percentage" office:value="0.892978">
            <text:p>89.30%</text:p>
          </table:table-cell>
          <table:table-cell table:style-name="ce73" office:value-type="percentage" office:value="0.790422">
            <text:p>79.04%</text:p>
          </table:table-cell>
          <table:table-cell table:style-name="ce33" office:value-type="percentage" office:value="0.819716">
            <text:p>81.97%</text:p>
          </table:table-cell>
          <table:table-cell table:style-name="ce51" office:value-type="percentage" office:value="0.891948">
            <text:p>89.1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56">
            <text:p>89.66%</text:p>
          </table:table-cell>
          <table:table-cell table:style-name="ce73" office:value-type="percentage" office:value="0.818588">
            <text:p>81.86%</text:p>
          </table:table-cell>
          <table:table-cell table:style-name="ce48" table:formula="of:=AVERAGE([.B95:.J95])" office:value-type="percentage" office:value="0.841132777777778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94:.B95])" office:value-type="percentage" office:value="0.869768">
            <text:p>86.98%</text:p>
          </table:table-cell>
          <table:table-cell table:style-name="ce34" table:formula="of:=AVERAGE([.C94:.C95])" office:value-type="percentage" office:value="0.8894445">
            <text:p>88.94%</text:p>
          </table:table-cell>
          <table:table-cell table:style-name="ce58" table:formula="of:=AVERAGE([.D94:.D95])" office:value-type="percentage" office:value="0.921169">
            <text:p>92.12%</text:p>
          </table:table-cell>
          <table:table-cell table:style-name="ce34" table:formula="of:=AVERAGE([.E94:.E95])" office:value-type="percentage" office:value="0.826194">
            <text:p>82.62%</text:p>
          </table:table-cell>
          <table:table-cell table:style-name="ce34" table:formula="of:=AVERAGE([.F94:.F95])" office:value-type="percentage" office:value="0.882158">
            <text:p>88.22%</text:p>
          </table:table-cell>
          <table:table-cell table:style-name="ce34" table:formula="of:=AVERAGE([.G94:.G95])" office:value-type="percentage" office:value="0.924923">
            <text:p>92.49%</text:p>
          </table:table-cell>
          <table:table-cell table:style-name="ce34" table:formula="of:=AVERAGE([.H94:.H95])" office:value-type="percentage" office:value="0.8864025">
            <text:p>88.64%</text:p>
          </table:table-cell>
          <table:table-cell table:style-name="ce34" table:formula="of:=AVERAGE([.I94:.I95])" office:value-type="percentage" office:value="0.925487">
            <text:p>92.55%</text:p>
          </table:table-cell>
          <table:table-cell table:style-name="ce34" table:formula="of:=AVERAGE([.J94:.J95])" office:value-type="percentage" office:value="0.888194">
            <text:p>88.82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89];[.B93])" office:value-type="percentage" office:value="0.842215">
            <text:p>84.22%</text:p>
          </table:table-cell>
          <table:table-cell table:style-name="ce34" table:formula="of:=AVERAGE([.C89];[.C93])" office:value-type="percentage" office:value="0.879459">
            <text:p>87.95%</text:p>
          </table:table-cell>
          <table:table-cell table:style-name="ce34" table:formula="of:=AVERAGE([.D89];[.D93])" office:value-type="percentage" office:value="0.9175375">
            <text:p>91.75%</text:p>
          </table:table-cell>
          <table:table-cell table:style-name="ce34" table:formula="of:=AVERAGE([.E89];[.E93])" office:value-type="percentage" office:value="0.7186075">
            <text:p>71.86%</text:p>
          </table:table-cell>
          <table:table-cell table:style-name="ce34" table:formula="of:=AVERAGE([.F89];[.F93])" office:value-type="percentage" office:value="0.881913">
            <text:p>88.19%</text:p>
          </table:table-cell>
          <table:table-cell table:style-name="ce34" table:formula="of:=AVERAGE([.G89];[.G93])" office:value-type="percentage" office:value="0.918764">
            <text:p>91.88%</text:p>
          </table:table-cell>
          <table:table-cell table:style-name="ce34" table:formula="of:=AVERAGE([.H89];[.H93])" office:value-type="percentage" office:value="0.84987">
            <text:p>84.99%</text:p>
          </table:table-cell>
          <table:table-cell table:style-name="ce34" table:formula="of:=AVERAGE([.I89];[.I93])" office:value-type="percentage" office:value="0.9220765">
            <text:p>92.21%</text:p>
          </table:table-cell>
          <table:table-cell table:style-name="ce34" table:formula="of:=AVERAGE([.J89];[.J93])" office:value-type="percentage" office:value="0.8678785">
            <text:p>86.7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90];[.B92])" office:value-type="percentage" office:value="0.7253055">
            <text:p>72.53%</text:p>
          </table:table-cell>
          <table:table-cell table:style-name="ce34" table:formula="of:=AVERAGE([.C90];[.C92])" office:value-type="percentage" office:value="0.8337995">
            <text:p>83.38%</text:p>
          </table:table-cell>
          <table:table-cell table:style-name="ce34" table:formula="of:=AVERAGE([.D90];[.D92])" office:value-type="percentage" office:value="0.9146425">
            <text:p>91.46%</text:p>
          </table:table-cell>
          <table:table-cell table:style-name="ce34" table:formula="of:=AVERAGE([.E90];[.E92])" office:value-type="percentage" office:value="0.790667">
            <text:p>79.07%</text:p>
          </table:table-cell>
          <table:table-cell table:style-name="ce34" table:formula="of:=AVERAGE([.F90];[.F92])" office:value-type="percentage" office:value="0.819741">
            <text:p>81.97%</text:p>
          </table:table-cell>
          <table:table-cell table:style-name="ce34" table:formula="of:=AVERAGE([.G90];[.G92])" office:value-type="percentage" office:value="0.835517">
            <text:p>83.55%</text:p>
          </table:table-cell>
          <table:table-cell table:style-name="ce34" table:formula="of:=AVERAGE([.H90];[.H92])" office:value-type="percentage" office:value="0.8332845">
            <text:p>83.33%</text:p>
          </table:table-cell>
          <table:table-cell table:style-name="ce34" table:formula="of:=AVERAGE([.I90];[.I92])" office:value-type="percentage" office:value="0.8972715">
            <text:p>89.73%</text:p>
          </table:table-cell>
          <table:table-cell table:style-name="ce34" table:formula="of:=AVERAGE([.J90];[.J92])" office:value-type="percentage" office:value="0.7718975">
            <text:p>77.19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98:.B100])" office:value-type="percentage" office:value="0.8124295">
            <text:p>81,24%</text:p>
          </table:table-cell>
          <table:table-cell table:formula="of:=AVERAGE([.C98:.C100])" office:value-type="percentage" office:value="0.867567666666667">
            <text:p>86,76%</text:p>
          </table:table-cell>
          <table:table-cell table:formula="of:=AVERAGE([.D98:.D100])" office:value-type="percentage" office:value="0.917783">
            <text:p>91,78%</text:p>
          </table:table-cell>
          <table:table-cell table:formula="of:=AVERAGE([.E98:.E100])" office:value-type="percentage" office:value="0.7784895">
            <text:p>77,85%</text:p>
          </table:table-cell>
          <table:table-cell table:formula="of:=AVERAGE([.F98:.F100])" office:value-type="percentage" office:value="0.861270666666667">
            <text:p>86,13%</text:p>
          </table:table-cell>
          <table:table-cell table:formula="of:=AVERAGE([.G98:.G100])" office:value-type="percentage" office:value="0.893068">
            <text:p>89,31%</text:p>
          </table:table-cell>
          <table:table-cell table:formula="of:=AVERAGE([.H98:.H100])" office:value-type="percentage" office:value="0.856519">
            <text:p>85,65%</text:p>
          </table:table-cell>
          <table:table-cell table:formula="of:=AVERAGE([.I98:.I100])" office:value-type="percentage" office:value="0.914945">
            <text:p>91,49%</text:p>
          </table:table-cell>
          <table:table-cell table:formula="of:=AVERAGE([.J98:.J100])" office:value-type="percentage" office:value="0.842656666666667">
            <text:p>84,27%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>
            <text:p>FIXED MINS/MAXS+REFORMED FEATURES+DEPTH 3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26684">
            <text:p>82.67%</text:p>
          </table:table-cell>
          <table:table-cell table:style-name="ce47" office:value-type="percentage" office:value="0.836744">
            <text:p>83.67%</text:p>
          </table:table-cell>
          <table:table-cell table:style-name="ce55" office:value-type="percentage" office:value="0.885323">
            <text:p>88.53%</text:p>
          </table:table-cell>
          <table:table-cell table:style-name="ce68" office:value-type="percentage" office:value="0.798763">
            <text:p>79.88%</text:p>
          </table:table-cell>
          <table:table-cell table:style-name="ce55" office:value-type="percentage" office:value="0.838363">
            <text:p>83.84%</text:p>
          </table:table-cell>
          <table:table-cell table:style-name="ce55" office:value-type="percentage" office:value="0.888954">
            <text:p>88.90%</text:p>
          </table:table-cell>
          <table:table-cell table:style-name="ce76" office:value-type="percentage" office:value="0.834732">
            <text:p>83.47%</text:p>
          </table:table-cell>
          <table:table-cell table:style-name="ce55" office:value-type="percentage" office:value="0.89077">
            <text:p>89.08%</text:p>
          </table:table-cell>
          <table:table-cell table:style-name="ce68" office:value-type="percentage" office:value="0.837333">
            <text:p>83.73%</text:p>
          </table:table-cell>
          <table:table-cell table:style-name="ce48" table:formula="of:=AVERAGE([.B110:.J110])" office:value-type="percentage" office:value="0.848629555555556">
            <text:p>84.86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46906">
            <text:p>94.69%</text:p>
          </table:table-cell>
          <table:table-cell table:style-name="ce48" office:value-type="percentage" office:value="0.954905">
            <text:p>95.49%</text:p>
          </table:table-cell>
          <table:table-cell table:style-name="ce48" office:value-type="percentage" office:value="0.94783">
            <text:p>94.78%</text:p>
          </table:table-cell>
          <table:table-cell table:style-name="ce69" office:value-type="percentage" office:value="0.955199">
            <text:p>95.52%</text:p>
          </table:table-cell>
          <table:table-cell table:style-name="ce48" office:value-type="percentage" office:value="0.954267">
            <text:p>95.43%</text:p>
          </table:table-cell>
          <table:table-cell table:style-name="ce48" office:value-type="percentage" office:value="0.955886">
            <text:p>95.59%</text:p>
          </table:table-cell>
          <table:table-cell table:style-name="ce48" office:value-type="percentage" office:value="0.955199">
            <text:p>95.52%</text:p>
          </table:table-cell>
          <table:table-cell table:style-name="ce48" office:value-type="percentage" office:value="0.95166">
            <text:p>95.17%</text:p>
          </table:table-cell>
          <table:table-cell table:style-name="ce69" office:value-type="percentage" office:value="0.955101">
            <text:p>95.51%</text:p>
          </table:table-cell>
          <table:table-cell table:style-name="ce48" table:formula="of:=AVERAGE([.B111:.J111])" office:value-type="percentage" office:value="0.952994777777778">
            <text:p>95.3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112:.J11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3302">
            <text:p>49.33%</text:p>
          </table:table-cell>
          <table:table-cell table:style-name="ce35" office:value-type="percentage" office:value="0.707787">
            <text:p>70.78%</text:p>
          </table:table-cell>
          <table:table-cell table:style-name="ce35" office:value-type="percentage" office:value="0.880318">
            <text:p>88.03%</text:p>
          </table:table-cell>
          <table:table-cell table:style-name="ce35" office:value-type="percentage" office:value="0.726483">
            <text:p>72.65%</text:p>
          </table:table-cell>
          <table:table-cell table:style-name="ce35" office:value-type="percentage" office:value="0.678051">
            <text:p>67.81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493302">
            <text:p>49.33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6366">
            <text:p>94.64%</text:p>
          </table:table-cell>
          <table:table-cell table:style-name="ce70" office:value-type="percentage" office:value="0.729035">
            <text:p>72.90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7299">
            <text:p>94.73%</text:p>
          </table:table-cell>
          <table:table-cell table:style-name="ce77" office:value-type="percentage" office:value="0.92635">
            <text:p>92.64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889494">
            <text:p>88.95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24432">
            <text:p>92.44%</text:p>
          </table:table-cell>
          <table:table-cell table:style-name="ce50" office:value-type="percentage" office:value="0.94406">
            <text:p>94.41%</text:p>
          </table:table-cell>
          <table:table-cell table:style-name="ce56" office:value-type="percentage" office:value="0.947986">
            <text:p>94.80%</text:p>
          </table:table-cell>
          <table:table-cell table:style-name="ce72" office:value-type="percentage" office:value="0.839688">
            <text:p>83.97%</text:p>
          </table:table-cell>
          <table:table-cell table:style-name="ce32" office:value-type="percentage" office:value="0.92031">
            <text:p>92.03%</text:p>
          </table:table-cell>
          <table:table-cell table:style-name="ce50" office:value-type="percentage" office:value="0.949458">
            <text:p>94.95%</text:p>
          </table:table-cell>
          <table:table-cell table:style-name="ce50" office:value-type="percentage" office:value="0.944502">
            <text:p>94.45%</text:p>
          </table:table-cell>
          <table:table-cell table:style-name="ce50" office:value-type="percentage" office:value="0.948427">
            <text:p>94.84%</text:p>
          </table:table-cell>
          <table:table-cell table:style-name="ce72" office:value-type="percentage" office:value="0.922322">
            <text:p>92.23%</text:p>
          </table:table-cell>
          <table:table-cell table:style-name="ce48" table:formula="of:=AVERAGE([.B115:.J115])" office:value-type="percentage" office:value="0.926798333333333">
            <text:p>92.68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79528">
            <text:p>77.95%</text:p>
          </table:table-cell>
          <table:table-cell table:style-name="ce51" office:value-type="percentage" office:value="0.81515">
            <text:p>81.52%</text:p>
          </table:table-cell>
          <table:table-cell table:style-name="ce57" office:value-type="percentage" office:value="0.883164">
            <text:p>88.32%</text:p>
          </table:table-cell>
          <table:table-cell table:style-name="ce73" office:value-type="percentage" office:value="0.813078">
            <text:p>81.31%</text:p>
          </table:table-cell>
          <table:table-cell table:style-name="ce33" office:value-type="percentage" office:value="0.815398">
            <text:p>81.54%</text:p>
          </table:table-cell>
          <table:table-cell table:style-name="ce51" office:value-type="percentage" office:value="0.888709">
            <text:p>88.87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288">
            <text:p>89.29%</text:p>
          </table:table-cell>
          <table:table-cell table:style-name="ce73" office:value-type="percentage" office:value="0.805143">
            <text:p>80.51%</text:p>
          </table:table-cell>
          <table:table-cell table:style-name="ce48" table:formula="of:=AVERAGE([.B116:.J116])" office:value-type="percentage" office:value="0.834866333333333">
            <text:p>83.49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115:.B116])" office:value-type="percentage" office:value="0.85198">
            <text:p>85.20%</text:p>
          </table:table-cell>
          <table:table-cell table:style-name="ce34" table:formula="of:=AVERAGE([.C115:.C116])" office:value-type="percentage" office:value="0.879605">
            <text:p>87.96%</text:p>
          </table:table-cell>
          <table:table-cell table:style-name="ce58" table:formula="of:=AVERAGE([.D115:.D116])" office:value-type="percentage" office:value="0.915575">
            <text:p>91.56%</text:p>
          </table:table-cell>
          <table:table-cell table:style-name="ce34" table:formula="of:=AVERAGE([.E115:.E116])" office:value-type="percentage" office:value="0.826383">
            <text:p>82.64%</text:p>
          </table:table-cell>
          <table:table-cell table:style-name="ce34" table:formula="of:=AVERAGE([.F115:.F116])" office:value-type="percentage" office:value="0.867854">
            <text:p>86.79%</text:p>
          </table:table-cell>
          <table:table-cell table:style-name="ce34" table:formula="of:=AVERAGE([.G115:.G116])" office:value-type="percentage" office:value="0.9190835">
            <text:p>91.91%</text:p>
          </table:table-cell>
          <table:table-cell table:style-name="ce34" table:formula="of:=AVERAGE([.H115:.H116])" office:value-type="percentage" office:value="0.8826245">
            <text:p>88.26%</text:p>
          </table:table-cell>
          <table:table-cell table:style-name="ce34" table:formula="of:=AVERAGE([.I115:.I116])" office:value-type="percentage" office:value="0.9206535">
            <text:p>92.07%</text:p>
          </table:table-cell>
          <table:table-cell table:style-name="ce34" table:formula="of:=AVERAGE([.J115:.J116])" office:value-type="percentage" office:value="0.8637325">
            <text:p>86.3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110];[.B114])" office:value-type="percentage" office:value="0.8398105">
            <text:p>83.98%</text:p>
          </table:table-cell>
          <table:table-cell table:style-name="ce34" table:formula="of:=AVERAGE([.C110];[.C114])" office:value-type="percentage" office:value="0.8646895">
            <text:p>86.47%</text:p>
          </table:table-cell>
          <table:table-cell table:style-name="ce34" table:formula="of:=AVERAGE([.D110];[.D114])" office:value-type="percentage" office:value="0.9158445">
            <text:p>91.58%</text:p>
          </table:table-cell>
          <table:table-cell table:style-name="ce34" table:formula="of:=AVERAGE([.E110];[.E114])" office:value-type="percentage" office:value="0.763899">
            <text:p>76.39%</text:p>
          </table:table-cell>
          <table:table-cell table:style-name="ce34" table:formula="of:=AVERAGE([.F110];[.F114])" office:value-type="percentage" office:value="0.865499">
            <text:p>86.55%</text:p>
          </table:table-cell>
          <table:table-cell table:style-name="ce34" table:formula="of:=AVERAGE([.G110];[.G114])" office:value-type="percentage" office:value="0.9181265">
            <text:p>91.81%</text:p>
          </table:table-cell>
          <table:table-cell table:style-name="ce34" table:formula="of:=AVERAGE([.H110];[.H114])" office:value-type="percentage" office:value="0.880541">
            <text:p>88.05%</text:p>
          </table:table-cell>
          <table:table-cell table:style-name="ce34" table:formula="of:=AVERAGE([.I110];[.I114])" office:value-type="percentage" office:value="0.918789">
            <text:p>91.88%</text:p>
          </table:table-cell>
          <table:table-cell table:style-name="ce34" table:formula="of:=AVERAGE([.J110];[.J114])" office:value-type="percentage" office:value="0.8634135">
            <text:p>86.3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111];[.B113])" office:value-type="percentage" office:value="0.720104">
            <text:p>72.01%</text:p>
          </table:table-cell>
          <table:table-cell table:style-name="ce34" table:formula="of:=AVERAGE([.C111];[.C113])" office:value-type="percentage" office:value="0.831346">
            <text:p>83.13%</text:p>
          </table:table-cell>
          <table:table-cell table:style-name="ce34" table:formula="of:=AVERAGE([.D111];[.D113])" office:value-type="percentage" office:value="0.914074">
            <text:p>91.41%</text:p>
          </table:table-cell>
          <table:table-cell table:style-name="ce34" table:formula="of:=AVERAGE([.E111];[.E113])" office:value-type="percentage" office:value="0.840841">
            <text:p>84.08%</text:p>
          </table:table-cell>
          <table:table-cell table:style-name="ce34" table:formula="of:=AVERAGE([.F111];[.F113])" office:value-type="percentage" office:value="0.816159">
            <text:p>81.62%</text:p>
          </table:table-cell>
          <table:table-cell table:style-name="ce34" table:formula="of:=AVERAGE([.G111];[.G113])" office:value-type="percentage" office:value="0.833235">
            <text:p>83.32%</text:p>
          </table:table-cell>
          <table:table-cell table:style-name="ce34" table:formula="of:=AVERAGE([.H111];[.H113])" office:value-type="percentage" office:value="0.831935">
            <text:p>83.19%</text:p>
          </table:table-cell>
          <table:table-cell table:style-name="ce34" table:formula="of:=AVERAGE([.I111];[.I113])" office:value-type="percentage" office:value="0.8945945">
            <text:p>89.46%</text:p>
          </table:table-cell>
          <table:table-cell table:style-name="ce34" table:formula="of:=AVERAGE([.J111];[.J113])" office:value-type="percentage" office:value="0.7242015">
            <text:p>72.42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119:.B121])" office:value-type="percentage" office:value="0.803964833333333">
            <text:p>80,40%</text:p>
          </table:table-cell>
          <table:table-cell table:formula="of:=AVERAGE([.C119:.C121])" office:value-type="percentage" office:value="0.858546833333333">
            <text:p>85,85%</text:p>
          </table:table-cell>
          <table:table-cell table:formula="of:=AVERAGE([.D119:.D121])" office:value-type="percentage" office:value="0.9151645">
            <text:p>91,52%</text:p>
          </table:table-cell>
          <table:table-cell table:formula="of:=AVERAGE([.E119:.E121])" office:value-type="percentage" office:value="0.810374333333333">
            <text:p>81,04%</text:p>
          </table:table-cell>
          <table:table-cell table:formula="of:=AVERAGE([.F119:.F121])" office:value-type="percentage" office:value="0.849837333333333">
            <text:p>84,98%</text:p>
          </table:table-cell>
          <table:table-cell table:formula="of:=AVERAGE([.G119:.G121])" office:value-type="percentage" office:value="0.890148333333333">
            <text:p>89,01%</text:p>
          </table:table-cell>
          <table:table-cell table:formula="of:=AVERAGE([.H119:.H121])" office:value-type="percentage" office:value="0.8650335">
            <text:p>86,50%</text:p>
          </table:table-cell>
          <table:table-cell table:formula="of:=AVERAGE([.I119:.I121])" office:value-type="percentage" office:value="0.911345666666667">
            <text:p>91,13%</text:p>
          </table:table-cell>
          <table:table-cell table:formula="of:=AVERAGE([.J119:.J121])" office:value-type="percentage" office:value="0.817115833333333">
            <text:p>81,71%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&gt; For CSV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2"/>
          <table:table-cell office:value-type="string">
            <text:p>50db</text:p>
          </table:table-cell>
          <table:table-cell table:number-columns-repeated="2"/>
          <table:table-cell office:value-type="string">
            <text:p>50+3db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table:number-columns-repeated="7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826684">
            <text:p>82.67%</text:p>
          </table:table-cell>
          <table:table-cell table:style-name="ce37" office:value-type="percentage" office:value="0.852937">
            <text:p>85.29%</text:p>
          </table:table-cell>
          <table:table-cell table:style-name="ce59" table:formula="of:=AVERAGE([.B127:.C127])" office:value-type="percentage" office:value="0.8398105">
            <text:p>83,98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6906">
            <text:p>94.69%</text:p>
          </table:table-cell>
          <table:table-cell table:style-name="ce59" table:formula="of:=AVERAGE([.E127:.F127])" office:value-type="percentage" office:value="0.720104">
            <text:p>72,01%</text:p>
          </table:table-cell>
          <table:table-cell table:style-name="ce78" office:value-type="percentage" office:value="0.779528">
            <text:p>77.95%</text:p>
          </table:table-cell>
          <table:table-cell table:style-name="ce34" office:value-type="percentage" office:value="0.924432">
            <text:p>92.44%</text:p>
          </table:table-cell>
          <table:table-cell table:style-name="ce59" table:formula="of:=AVERAGE([.H127:.I127])" office:value-type="percentage" office:value="0.85198">
            <text:p>85,20%</text:p>
          </table:table-cell>
          <table:table-cell table:number-columns-repeated="7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36744">
            <text:p>83.67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28:.C128])" office:value-type="percentage" office:value="0.8646895">
            <text:p>86,47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4905">
            <text:p>95.49%</text:p>
          </table:table-cell>
          <table:table-cell table:style-name="ce59" table:formula="of:=AVERAGE([.E128:.F128])" office:value-type="percentage" office:value="0.7241035">
            <text:p>72,41%</text:p>
          </table:table-cell>
          <table:table-cell table:style-name="ce78" office:value-type="percentage" office:value="0.81515">
            <text:p>81.52%</text:p>
          </table:table-cell>
          <table:table-cell table:style-name="ce34" office:value-type="percentage" office:value="0.94406">
            <text:p>94.41%</text:p>
          </table:table-cell>
          <table:table-cell table:style-name="ce59" table:formula="of:=AVERAGE([.H128:.I128])" office:value-type="percentage" office:value="0.879605">
            <text:p>87,96%</text:p>
          </table:table-cell>
          <table:table-cell table:number-columns-repeated="7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5323">
            <text:p>88.53%</text:p>
          </table:table-cell>
          <table:table-cell table:style-name="ce37" office:value-type="percentage" office:value="0.946366">
            <text:p>94.64%</text:p>
          </table:table-cell>
          <table:table-cell table:style-name="ce59" table:formula="of:=AVERAGE([.B129:.C129])" office:value-type="percentage" office:value="0.9158445">
            <text:p>91,58%</text:p>
          </table:table-cell>
          <table:table-cell table:style-name="ce35" office:value-type="percentage" office:value="0.880318">
            <text:p>88.03%</text:p>
          </table:table-cell>
          <table:table-cell table:style-name="ce48" office:value-type="percentage" office:value="0.94783">
            <text:p>94.78%</text:p>
          </table:table-cell>
          <table:table-cell table:style-name="ce59" table:formula="of:=AVERAGE([.E129:.F129])" office:value-type="percentage" office:value="0.914074">
            <text:p>91,41%</text:p>
          </table:table-cell>
          <table:table-cell table:style-name="ce34" office:value-type="percentage" office:value="0.883164">
            <text:p>88.32%</text:p>
          </table:table-cell>
          <table:table-cell table:style-name="ce78" office:value-type="percentage" office:value="0.947986">
            <text:p>94.80%</text:p>
          </table:table-cell>
          <table:table-cell table:style-name="ce59" table:formula="of:=AVERAGE([.H129:.I129])" office:value-type="percentage" office:value="0.915575">
            <text:p>91,56%</text:p>
          </table:table-cell>
          <table:table-cell table:number-columns-repeated="7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798763">
            <text:p>79.88%</text:p>
          </table:table-cell>
          <table:table-cell table:style-name="ce37" office:value-type="percentage" office:value="0.729035">
            <text:p>72.90%</text:p>
          </table:table-cell>
          <table:table-cell table:style-name="ce59" table:formula="of:=AVERAGE([.B130:.C130])" office:value-type="percentage" office:value="0.763899">
            <text:p>76,39%</text:p>
          </table:table-cell>
          <table:table-cell table:style-name="ce35" office:value-type="percentage" office:value="0.726483">
            <text:p>72.6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0:.F130])" office:value-type="percentage" office:value="0.840841">
            <text:p>84,08%</text:p>
          </table:table-cell>
          <table:table-cell table:style-name="ce78" office:value-type="percentage" office:value="0.813078">
            <text:p>81.31%</text:p>
          </table:table-cell>
          <table:table-cell table:style-name="ce34" office:value-type="percentage" office:value="0.839688">
            <text:p>83.97%</text:p>
          </table:table-cell>
          <table:table-cell table:style-name="ce59" table:formula="of:=AVERAGE([.H130:.I130])" office:value-type="percentage" office:value="0.826383">
            <text:p>82,64%</text:p>
          </table:table-cell>
          <table:table-cell table:number-columns-repeated="7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38363">
            <text:p>83.84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31:.C131])" office:value-type="percentage" office:value="0.865499">
            <text:p>86,55%</text:p>
          </table:table-cell>
          <table:table-cell table:style-name="ce35" office:value-type="percentage" office:value="0.678051">
            <text:p>67.81%</text:p>
          </table:table-cell>
          <table:table-cell table:style-name="ce48" office:value-type="percentage" office:value="0.954267">
            <text:p>95.43%</text:p>
          </table:table-cell>
          <table:table-cell table:style-name="ce59" table:formula="of:=AVERAGE([.E131:.F131])" office:value-type="percentage" office:value="0.816159">
            <text:p>81,62%</text:p>
          </table:table-cell>
          <table:table-cell table:style-name="ce78" office:value-type="percentage" office:value="0.815398">
            <text:p>81.54%</text:p>
          </table:table-cell>
          <table:table-cell table:style-name="ce34" office:value-type="percentage" office:value="0.92031">
            <text:p>92.03%</text:p>
          </table:table-cell>
          <table:table-cell table:style-name="ce59" table:formula="of:=AVERAGE([.H131:.I131])" office:value-type="percentage" office:value="0.867854">
            <text:p>86,79%</text:p>
          </table:table-cell>
          <table:table-cell table:number-columns-repeated="7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88954">
            <text:p>88.90%</text:p>
          </table:table-cell>
          <table:table-cell table:style-name="ce37" office:value-type="percentage" office:value="0.947299">
            <text:p>94.73%</text:p>
          </table:table-cell>
          <table:table-cell table:style-name="ce59" table:formula="of:=AVERAGE([.B132:.C132])" office:value-type="percentage" office:value="0.9181265">
            <text:p>91,81%</text:p>
          </table:table-cell>
          <table:table-cell table:style-name="ce35" office:value-type="percentage" office:value="0.710584">
            <text:p>71.06%</text:p>
          </table:table-cell>
          <table:table-cell table:style-name="ce48" office:value-type="percentage" office:value="0.955886">
            <text:p>95.59%</text:p>
          </table:table-cell>
          <table:table-cell table:style-name="ce59" table:formula="of:=AVERAGE([.E132:.F132])" office:value-type="percentage" office:value="0.833235">
            <text:p>83,32%</text:p>
          </table:table-cell>
          <table:table-cell table:style-name="ce78" office:value-type="percentage" office:value="0.888709">
            <text:p>88.87%</text:p>
          </table:table-cell>
          <table:table-cell table:style-name="ce34" office:value-type="percentage" office:value="0.949458">
            <text:p>94.95%</text:p>
          </table:table-cell>
          <table:table-cell table:style-name="ce59" table:formula="of:=AVERAGE([.H132:.I132])" office:value-type="percentage" office:value="0.9190835">
            <text:p>91,91%</text:p>
          </table:table-cell>
          <table:table-cell table:number-columns-repeated="7"/>
        </table:table-row>
        <table:table-row table:style-name="ro1">
          <table:table-cell office:value-type="string">
            <text:p>Freq+Corr</text:p>
          </table:table-cell>
          <table:table-cell table:style-name="ce39" office:value-type="percentage" office:value="0.834732">
            <text:p>83.47%</text:p>
          </table:table-cell>
          <table:table-cell table:style-name="ce39" office:value-type="percentage" office:value="0.92635">
            <text:p>92.64%</text:p>
          </table:table-cell>
          <table:table-cell table:style-name="ce59" table:formula="of:=AVERAGE([.B133:.C133])" office:value-type="percentage" office:value="0.880541">
            <text:p>88,05%</text:p>
          </table:table-cell>
          <table:table-cell table:style-name="ce35" office:value-type="percentage" office:value="0.708671">
            <text:p>70.87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3:.F133])" office:value-type="percentage" office:value="0.831935">
            <text:p>83,19%</text:p>
          </table:table-cell>
          <table:table-cell table:style-name="ce78" office:value-type="percentage" office:value="0.820747">
            <text:p>82.07%</text:p>
          </table:table-cell>
          <table:table-cell table:style-name="ce34" office:value-type="percentage" office:value="0.944502">
            <text:p>94.45%</text:p>
          </table:table-cell>
          <table:table-cell table:style-name="ce59" table:formula="of:=AVERAGE([.H133:.I133])" office:value-type="percentage" office:value="0.8826245">
            <text:p>88,26%</text:p>
          </table:table-cell>
          <table:table-cell table:number-columns-repeated="7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9077">
            <text:p>89.08%</text:p>
          </table:table-cell>
          <table:table-cell table:style-name="ce37" office:value-type="percentage" office:value="0.946808">
            <text:p>94.68%</text:p>
          </table:table-cell>
          <table:table-cell table:style-name="ce59" table:formula="of:=AVERAGE([.B134:.C134])" office:value-type="percentage" office:value="0.918789">
            <text:p>91,88%</text:p>
          </table:table-cell>
          <table:table-cell table:style-name="ce35" office:value-type="percentage" office:value="0.837529">
            <text:p>83.7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4:.F134])" office:value-type="percentage" office:value="0.896364">
            <text:p>89,64%</text:p>
          </table:table-cell>
          <table:table-cell table:style-name="ce78" office:value-type="percentage" office:value="0.89288">
            <text:p>89.29%</text:p>
          </table:table-cell>
          <table:table-cell table:style-name="ce34" office:value-type="percentage" office:value="0.948427">
            <text:p>94.84%</text:p>
          </table:table-cell>
          <table:table-cell table:style-name="ce59" table:formula="of:=AVERAGE([.H134:.I134])" office:value-type="percentage" office:value="0.9206535">
            <text:p>92,07%</text:p>
          </table:table-cell>
          <table:table-cell table:number-columns-repeated="7"/>
        </table:table-row>
        <table:table-row table:style-name="ro1">
          <table:table-cell office:value-type="string">
            <text:p>Zeit+Corr</text:p>
          </table:table-cell>
          <table:table-cell table:style-name="ce38" office:value-type="percentage" office:value="0.837333">
            <text:p>83.73%</text:p>
          </table:table-cell>
          <table:table-cell table:style-name="ce37" office:value-type="percentage" office:value="0.889494">
            <text:p>88.95%</text:p>
          </table:table-cell>
          <table:table-cell table:style-name="ce59" table:formula="of:=AVERAGE([.B135:.C135])" office:value-type="percentage" office:value="0.8634135">
            <text:p>86,34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5101">
            <text:p>95.51%</text:p>
          </table:table-cell>
          <table:table-cell table:style-name="ce59" table:formula="of:=AVERAGE([.E135:.F135])" office:value-type="percentage" office:value="0.7242015">
            <text:p>72,42%</text:p>
          </table:table-cell>
          <table:table-cell table:style-name="ce78" office:value-type="percentage" office:value="0.805143">
            <text:p>80.51%</text:p>
          </table:table-cell>
          <table:table-cell table:style-name="ce34" office:value-type="percentage" office:value="0.922322">
            <text:p>92.23%</text:p>
          </table:table-cell>
          <table:table-cell table:style-name="ce59" table:formula="of:=AVERAGE([.H135:.I135])" office:value-type="percentage" office:value="0.8637325">
            <text:p>86,37%</text:p>
          </table:table-cell>
          <table:table-cell table:number-columns-repeated="7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>
            <text:p>MirroredMins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3"/>
          <table:table-cell office:value-type="string">
            <text:p>50db</text:p>
          </table:table-cell>
          <table:table-cell table:number-columns-repeated="3"/>
          <table:table-cell office:value-type="string">
            <text:p>50+3db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table:number-columns-repeated="4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826684">
            <text:p>82.67%</text:p>
          </table:table-cell>
          <table:table-cell table:style-name="ce37" office:value-type="percentage" office:value="0.852937">
            <text:p>85.29%</text:p>
          </table:table-cell>
          <table:table-cell table:style-name="ce37" office:value-type="percentage" office:value="0.774648">
            <text:p>77.46%</text:p>
          </table:table-cell>
          <table:table-cell table:style-name="ce59" table:formula="of:=AVERAGE([.B146:.D146])" office:value-type="percentage" office:value="0.818089666666667">
            <text:p>81,81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5728">
            <text:p>94.57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46:.H146])" office:value-type="percentage" office:value="0.641862">
            <text:p>64,19%</text:p>
          </table:table-cell>
          <table:table-cell table:style-name="ce78" office:value-type="percentage" office:value="0.775406">
            <text:p>77.54%</text:p>
          </table:table-cell>
          <table:table-cell table:style-name="ce34" office:value-type="percentage" office:value="0.924677">
            <text:p>92.47%</text:p>
          </table:table-cell>
          <table:table-cell table:style-name="ce34" office:value-type="percentage" office:value="0.84379">
            <text:p>84.38%</text:p>
          </table:table-cell>
          <table:table-cell table:style-name="ce59" table:formula="of:=AVERAGE([.J146:.L146])" office:value-type="percentage" office:value="0.847957666666667">
            <text:p>84,80%</text:p>
          </table:table-cell>
          <table:table-cell table:number-columns-repeated="4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32278">
            <text:p>83.23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47:.D147])" office:value-type="percentage" office:value="0.850735">
            <text:p>85,07%</text:p>
          </table:table-cell>
          <table:table-cell table:style-name="ce35" office:value-type="percentage" office:value="0.704303">
            <text:p>70.43%</text:p>
          </table:table-cell>
          <table:table-cell table:style-name="ce48" office:value-type="percentage" office:value="0.954905">
            <text:p>95.49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47:.H147])" office:value-type="percentage" office:value="0.736594666666667">
            <text:p>73,66%</text:p>
          </table:table-cell>
          <table:table-cell table:style-name="ce78" office:value-type="percentage" office:value="0.813681">
            <text:p>81.37%</text:p>
          </table:table-cell>
          <table:table-cell table:style-name="ce34" office:value-type="percentage" office:value="0.938368">
            <text:p>93.84%</text:p>
          </table:table-cell>
          <table:table-cell table:style-name="ce34" office:value-type="percentage" office:value="0.751601">
            <text:p>75.16%</text:p>
          </table:table-cell>
          <table:table-cell table:style-name="ce59" table:formula="of:=AVERAGE([.J147:.L147])" office:value-type="percentage" office:value="0.83455">
            <text:p>83,46%</text:p>
          </table:table-cell>
          <table:table-cell table:number-columns-repeated="4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5568">
            <text:p>88.56%</text:p>
          </table:table-cell>
          <table:table-cell table:style-name="ce37" office:value-type="percentage" office:value="0.947397">
            <text:p>94.74%</text:p>
          </table:table-cell>
          <table:table-cell table:style-name="ce37" office:value-type="percentage" office:value="0.930858">
            <text:p>93.09%</text:p>
          </table:table-cell>
          <table:table-cell table:style-name="ce59" table:formula="of:=AVERAGE([.B148:.D148])" office:value-type="percentage" office:value="0.921274333333333">
            <text:p>92,13%</text:p>
          </table:table-cell>
          <table:table-cell table:style-name="ce35" office:value-type="percentage" office:value="0.882673">
            <text:p>88.27%</text:p>
          </table:table-cell>
          <table:table-cell table:style-name="ce48" office:value-type="percentage" office:value="0.94774">
            <text:p>94.77%</text:p>
          </table:table-cell>
          <table:table-cell table:style-name="ce48" office:value-type="percentage" office:value="0.927017">
            <text:p>92.70%</text:p>
          </table:table-cell>
          <table:table-cell table:style-name="ce59" table:formula="of:=AVERAGE([.F148:.H148])" office:value-type="percentage" office:value="0.919143333333333">
            <text:p>91,91%</text:p>
          </table:table-cell>
          <table:table-cell table:style-name="ce34" office:value-type="percentage" office:value="0.883311">
            <text:p>88.33%</text:p>
          </table:table-cell>
          <table:table-cell table:style-name="ce78" office:value-type="percentage" office:value="0.948133">
            <text:p>94.81%</text:p>
          </table:table-cell>
          <table:table-cell table:style-name="ce78" office:value-type="percentage" office:value="0.925736">
            <text:p>92.57%</text:p>
          </table:table-cell>
          <table:table-cell table:style-name="ce59" table:formula="of:=AVERAGE([.J148:.L148])" office:value-type="percentage" office:value="0.91906">
            <text:p>91,91%</text:p>
          </table:table-cell>
          <table:table-cell table:number-columns-repeated="4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798567">
            <text:p>79.86%</text:p>
          </table:table-cell>
          <table:table-cell table:style-name="ce37" office:value-type="percentage" office:value="0.521664">
            <text:p>52.17%</text:p>
          </table:table-cell>
          <table:table-cell table:style-name="ce37" office:value-type="percentage" office:value="0.823303">
            <text:p>82.33%</text:p>
          </table:table-cell>
          <table:table-cell table:style-name="ce59" table:formula="of:=AVERAGE([.B149:.D149])" office:value-type="percentage" office:value="0.714511333333333">
            <text:p>71,45%</text:p>
          </table:table-cell>
          <table:table-cell table:style-name="ce35" office:value-type="percentage" office:value="0.726483">
            <text:p>72.65%</text:p>
          </table:table-cell>
          <table:table-cell table:style-name="ce48" office:value-type="percentage" office:value="0.869326">
            <text:p>86.93%</text:p>
          </table:table-cell>
          <table:table-cell table:style-name="ce48" office:value-type="percentage" office:value="0.783611">
            <text:p>78.36%</text:p>
          </table:table-cell>
          <table:table-cell table:style-name="ce59" table:formula="of:=AVERAGE([.F149:.H149])" office:value-type="percentage" office:value="0.79314">
            <text:p>79,31%</text:p>
          </table:table-cell>
          <table:table-cell table:style-name="ce78" office:value-type="percentage" office:value="0.802149">
            <text:p>80.21%</text:p>
          </table:table-cell>
          <table:table-cell table:style-name="ce34" office:value-type="percentage" office:value="0.840424">
            <text:p>84.04%</text:p>
          </table:table-cell>
          <table:table-cell table:style-name="ce34" office:value-type="percentage" office:value="0.851472">
            <text:p>85.15%</text:p>
          </table:table-cell>
          <table:table-cell table:style-name="ce59" table:formula="of:=AVERAGE([.J149:.L149])" office:value-type="percentage" office:value="0.831348333333333">
            <text:p>83,13%</text:p>
          </table:table-cell>
          <table:table-cell table:number-columns-repeated="4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37234">
            <text:p>83.72%</text:p>
          </table:table-cell>
          <table:table-cell table:style-name="ce37" office:value-type="percentage" office:value="0.790225">
            <text:p>79.02%</text:p>
          </table:table-cell>
          <table:table-cell table:style-name="ce37" office:value-type="percentage" office:value="0.855314">
            <text:p>85.53%</text:p>
          </table:table-cell>
          <table:table-cell table:style-name="ce59" table:formula="of:=AVERAGE([.B150:.D150])" office:value-type="percentage" office:value="0.827591">
            <text:p>82,76%</text:p>
          </table:table-cell>
          <table:table-cell table:style-name="ce35" office:value-type="percentage" office:value="0.674567">
            <text:p>67.46%</text:p>
          </table:table-cell>
          <table:table-cell table:style-name="ce48" office:value-type="percentage" office:value="0.953972">
            <text:p>95.40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0:.H150])" office:value-type="percentage" office:value="0.726371666666666">
            <text:p>72,64%</text:p>
          </table:table-cell>
          <table:table-cell table:style-name="ce78" office:value-type="percentage" office:value="0.813632">
            <text:p>81.36%</text:p>
          </table:table-cell>
          <table:table-cell table:style-name="ce34" office:value-type="percentage" office:value="0.920261">
            <text:p>92.03%</text:p>
          </table:table-cell>
          <table:table-cell table:style-name="ce34" office:value-type="percentage" office:value="0.751601">
            <text:p>75.16%</text:p>
          </table:table-cell>
          <table:table-cell table:style-name="ce59" table:formula="of:=AVERAGE([.J150:.L150])" office:value-type="percentage" office:value="0.828498">
            <text:p>82,85%</text:p>
          </table:table-cell>
          <table:table-cell table:number-columns-repeated="4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90819">
            <text:p>89.08%</text:p>
          </table:table-cell>
          <table:table-cell table:style-name="ce37" office:value-type="percentage" office:value="0.947838">
            <text:p>94.78%</text:p>
          </table:table-cell>
          <table:table-cell table:style-name="ce37" office:value-type="percentage" office:value="0.928297">
            <text:p>92.83%</text:p>
          </table:table-cell>
          <table:table-cell table:style-name="ce59" table:formula="of:=AVERAGE([.B151:.D151])" office:value-type="percentage" office:value="0.922318">
            <text:p>92,23%</text:p>
          </table:table-cell>
          <table:table-cell table:style-name="ce35" office:value-type="percentage" office:value="0.831739">
            <text:p>83.17%</text:p>
          </table:table-cell>
          <table:table-cell table:style-name="ce48" office:value-type="percentage" office:value="0.952451">
            <text:p>95.25%</text:p>
          </table:table-cell>
          <table:table-cell table:style-name="ce48" office:value-type="percentage" office:value="0.878361">
            <text:p>87.84%</text:p>
          </table:table-cell>
          <table:table-cell table:style-name="ce59" table:formula="of:=AVERAGE([.F151:.H151])" office:value-type="percentage" office:value="0.887517">
            <text:p>88,75%</text:p>
          </table:table-cell>
          <table:table-cell table:style-name="ce78" office:value-type="percentage" office:value="0.892684">
            <text:p>89.27%</text:p>
          </table:table-cell>
          <table:table-cell table:style-name="ce34" office:value-type="percentage" office:value="0.948575">
            <text:p>94.86%</text:p>
          </table:table-cell>
          <table:table-cell table:style-name="ce34" office:value-type="percentage" office:value="0.924456">
            <text:p>92.45%</text:p>
          </table:table-cell>
          <table:table-cell table:style-name="ce59" table:formula="of:=AVERAGE([.J151:.L151])" office:value-type="percentage" office:value="0.921905">
            <text:p>92,19%</text:p>
          </table:table-cell>
          <table:table-cell table:number-columns-repeated="4"/>
        </table:table-row>
        <table:table-row table:style-name="ro1">
          <table:table-cell office:value-type="string">
            <text:p>Zeit+Corr</text:p>
          </table:table-cell>
          <table:table-cell table:style-name="ce39" office:value-type="percentage" office:value="0.836596">
            <text:p>83.66%</text:p>
          </table:table-cell>
          <table:table-cell table:style-name="ce39" office:value-type="percentage" office:value="0.88758">
            <text:p>88.76%</text:p>
          </table:table-cell>
          <table:table-cell table:style-name="ce39" office:value-type="percentage" office:value="0.848912">
            <text:p>84.89%</text:p>
          </table:table-cell>
          <table:table-cell table:style-name="ce59" table:formula="of:=AVERAGE([.B152:.D152])" office:value-type="percentage" office:value="0.857696">
            <text:p>85,77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8143">
            <text:p>95.81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52:.H152])" office:value-type="percentage" office:value="0.646000333333333">
            <text:p>64,60%</text:p>
          </table:table-cell>
          <table:table-cell table:style-name="ce78" office:value-type="percentage" office:value="0.804505">
            <text:p>80.45%</text:p>
          </table:table-cell>
          <table:table-cell table:style-name="ce34" office:value-type="percentage" office:value="0.922665">
            <text:p>92.27%</text:p>
          </table:table-cell>
          <table:table-cell table:style-name="ce34" office:value-type="percentage" office:value="0.884763">
            <text:p>88.48%</text:p>
          </table:table-cell>
          <table:table-cell table:style-name="ce59" table:formula="of:=AVERAGE([.J152:.L152])" office:value-type="percentage" office:value="0.870644333333333">
            <text:p>87,06%</text:p>
          </table:table-cell>
          <table:table-cell table:number-columns-repeated="4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90132">
            <text:p>89.01%</text:p>
          </table:table-cell>
          <table:table-cell table:style-name="ce37" office:value-type="percentage" office:value="0.948722">
            <text:p>94.87%</text:p>
          </table:table-cell>
          <table:table-cell table:style-name="ce37" office:value-type="percentage" office:value="0.921895">
            <text:p>92.19%</text:p>
          </table:table-cell>
          <table:table-cell table:style-name="ce59" table:formula="of:=AVERAGE([.B153:.D153])" office:value-type="percentage" office:value="0.920249666666667">
            <text:p>92,02%</text:p>
          </table:table-cell>
          <table:table-cell table:style-name="ce35" office:value-type="percentage" office:value="0.706708">
            <text:p>70.67%</text:p>
          </table:table-cell>
          <table:table-cell table:style-name="ce48" office:value-type="percentage" office:value="0.955248">
            <text:p>95.52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3:.H153])" office:value-type="percentage" office:value="0.737510666666667">
            <text:p>73,75%</text:p>
          </table:table-cell>
          <table:table-cell table:style-name="ce78" office:value-type="percentage" office:value="0.886157">
            <text:p>88.62%</text:p>
          </table:table-cell>
          <table:table-cell table:style-name="ce34" office:value-type="percentage" office:value="0.953727">
            <text:p>95.37%</text:p>
          </table:table-cell>
          <table:table-cell table:style-name="ce34" office:value-type="percentage" office:value="0.914213">
            <text:p>91.42%</text:p>
          </table:table-cell>
          <table:table-cell table:style-name="ce59" table:formula="of:=AVERAGE([.J153:.L153])" office:value-type="percentage" office:value="0.918032333333333">
            <text:p>91,80%</text:p>
          </table:table-cell>
          <table:table-cell table:number-columns-repeated="4"/>
        </table:table-row>
        <table:table-row table:style-name="ro1">
          <table:table-cell office:value-type="string">
            <text:p>Freq+Corr</text:p>
          </table:table-cell>
          <table:table-cell table:style-name="ce38" office:value-type="percentage" office:value="0.829187">
            <text:p>82.92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54:.D154])" office:value-type="percentage" office:value="0.849704666666667">
            <text:p>84,97%</text:p>
          </table:table-cell>
          <table:table-cell table:style-name="ce35" office:value-type="percentage" office:value="0.705187">
            <text:p>70.52%</text:p>
          </table:table-cell>
          <table:table-cell table:style-name="ce48" office:value-type="percentage" office:value="0.955739">
            <text:p>95.57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4:.H154])" office:value-type="percentage" office:value="0.737167333333333">
            <text:p>73,72%</text:p>
          </table:table-cell>
          <table:table-cell table:style-name="ce78" office:value-type="percentage" office:value="0.817557">
            <text:p>81.76%</text:p>
          </table:table-cell>
          <table:table-cell table:style-name="ce34" office:value-type="percentage" office:value="0.945728">
            <text:p>94.57%</text:p>
          </table:table-cell>
          <table:table-cell table:style-name="ce34" office:value-type="percentage" office:value="0.74904">
            <text:p>74.90%</text:p>
          </table:table-cell>
          <table:table-cell table:style-name="ce59" table:formula="of:=AVERAGE([.J154:.L154])" office:value-type="percentage" office:value="0.837441666666667">
            <text:p>83,74%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7"/>
          <table:table-cell table:number-columns-repeated="6"/>
        </table:table-row>
        <table:table-row table:style-name="ro1" table:number-rows-repeated="2">
          <table:table-cell/>
          <table:table-cell table:style-name="ce34" table:number-columns-repeated="9"/>
          <table:table-cell table:style-name="ce81"/>
          <table:table-cell table:number-columns-repeated="6"/>
        </table:table-row>
        <table:table-row table:style-name="ro1">
          <table:table-cell office:value-type="string">
            <text:p>2000er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3"/>
          <table:table-cell office:value-type="string">
            <text:p>50db</text:p>
          </table:table-cell>
          <table:table-cell table:number-columns-repeated="3"/>
          <table:table-cell office:value-type="string">
            <text:p>50+3db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table:number-columns-repeated="4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778056">
            <text:p>77.81%</text:p>
          </table:table-cell>
          <table:table-cell table:style-name="ce37" office:value-type="percentage" office:value="0.790176">
            <text:p>79.02%</text:p>
          </table:table-cell>
          <table:table-cell table:style-name="ce37" office:value-type="percentage" office:value="0.860435">
            <text:p>86.04%</text:p>
          </table:table-cell>
          <table:table-cell table:style-name="ce59" table:formula="of:=AVERAGE([.B161:.D161])" office:value-type="percentage" office:value="0.809555666666667">
            <text:p>80,96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7004">
            <text:p>94.70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61:.H161])" office:value-type="percentage" office:value="0.642287333333333">
            <text:p>64,23%</text:p>
          </table:table-cell>
          <table:table-cell table:style-name="ce78" office:value-type="percentage" office:value="0.775406">
            <text:p>77.54%</text:p>
          </table:table-cell>
          <table:table-cell table:style-name="ce78" office:value-type="percentage" office:value="0.924677">
            <text:p>92.47%</text:p>
          </table:table-cell>
          <table:table-cell table:style-name="ce34" office:value-type="percentage" office:value="0.84379">
            <text:p>84.38%</text:p>
          </table:table-cell>
          <table:table-cell table:style-name="ce59" table:formula="of:=AVERAGE([.J161:.L161])" office:value-type="percentage" office:value="0.847957666666667">
            <text:p>84,80%</text:p>
          </table:table-cell>
          <table:table-cell table:number-columns-repeated="4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20452">
            <text:p>82.05%</text:p>
          </table:table-cell>
          <table:table-cell table:style-name="ce37" office:value-type="percentage" office:value="0.89278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62:.D162])" office:value-type="percentage" office:value="0.846792333333333">
            <text:p>84,68%</text:p>
          </table:table-cell>
          <table:table-cell table:style-name="ce35" office:value-type="percentage" office:value="0.705187">
            <text:p>70.52%</text:p>
          </table:table-cell>
          <table:table-cell table:style-name="ce48" office:value-type="percentage" office:value="0.943668">
            <text:p>94.37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62:.H162])" office:value-type="percentage" office:value="0.733143666666667">
            <text:p>73,31%</text:p>
          </table:table-cell>
          <table:table-cell table:style-name="ce78" office:value-type="percentage" office:value="0.817459">
            <text:p>81.75%</text:p>
          </table:table-cell>
          <table:table-cell table:style-name="ce34" office:value-type="percentage" office:value="0.912164">
            <text:p>91.22%</text:p>
          </table:table-cell>
          <table:table-cell table:style-name="ce34" office:value-type="percentage" office:value="0.74904">
            <text:p>74.90%</text:p>
          </table:table-cell>
          <table:table-cell table:style-name="ce59" table:formula="of:=AVERAGE([.J162:.L162])" office:value-type="percentage" office:value="0.826221">
            <text:p>82,62%</text:p>
          </table:table-cell>
          <table:table-cell table:number-columns-repeated="4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9789">
            <text:p>88.98%</text:p>
          </table:table-cell>
          <table:table-cell table:style-name="ce37" office:value-type="percentage" office:value="0.947151">
            <text:p>94.72%</text:p>
          </table:table-cell>
          <table:table-cell table:style-name="ce37" office:value-type="percentage" office:value="0.929577">
            <text:p>92.96%</text:p>
          </table:table-cell>
          <table:table-cell table:style-name="ce59" table:formula="of:=AVERAGE([.B163:.D163])" office:value-type="percentage" office:value="0.922172333333333">
            <text:p>92,22%</text:p>
          </table:table-cell>
          <table:table-cell table:style-name="ce35" office:value-type="percentage" office:value="0.868296">
            <text:p>86.83%</text:p>
          </table:table-cell>
          <table:table-cell table:style-name="ce48" office:value-type="percentage" office:value="0.946808">
            <text:p>94.68%</text:p>
          </table:table-cell>
          <table:table-cell table:style-name="ce48" office:value-type="percentage" office:value="0.928297">
            <text:p>92.83%</text:p>
          </table:table-cell>
          <table:table-cell table:style-name="ce59" table:formula="of:=AVERAGE([.F163:.H163])" office:value-type="percentage" office:value="0.914467">
            <text:p>91,45%</text:p>
          </table:table-cell>
          <table:table-cell table:style-name="ce34" office:value-type="percentage" office:value="0.889838">
            <text:p>88.98%</text:p>
          </table:table-cell>
          <table:table-cell table:style-name="ce78" office:value-type="percentage" office:value="0.947201">
            <text:p>94.72%</text:p>
          </table:table-cell>
          <table:table-cell table:style-name="ce78" office:value-type="percentage" office:value="0.929577">
            <text:p>92.96%</text:p>
          </table:table-cell>
          <table:table-cell table:style-name="ce59" table:formula="of:=AVERAGE([.J163:.L163])" office:value-type="percentage" office:value="0.922205333333333">
            <text:p>92,22%</text:p>
          </table:table-cell>
          <table:table-cell table:number-columns-repeated="4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804505">
            <text:p>80.45%</text:p>
          </table:table-cell>
          <table:table-cell table:style-name="ce37" office:value-type="percentage" office:value="0.734678">
            <text:p>73.47%</text:p>
          </table:table-cell>
          <table:table-cell table:style-name="ce37" office:value-type="percentage" office:value="0.848912">
            <text:p>84.89%</text:p>
          </table:table-cell>
          <table:table-cell table:style-name="ce59" table:formula="of:=AVERAGE([.B164:.D164])" office:value-type="percentage" office:value="0.796031666666667">
            <text:p>79,60%</text:p>
          </table:table-cell>
          <table:table-cell table:style-name="ce35" office:value-type="percentage" office:value="0.730654">
            <text:p>73.07%</text:p>
          </table:table-cell>
          <table:table-cell table:style-name="ce48" office:value-type="percentage" office:value="0.871387">
            <text:p>87.14%</text:p>
          </table:table-cell>
          <table:table-cell table:style-name="ce48" office:value-type="percentage" office:value="0.77977">
            <text:p>77.98%</text:p>
          </table:table-cell>
          <table:table-cell table:style-name="ce59" table:formula="of:=AVERAGE([.F164:.H164])" office:value-type="percentage" office:value="0.793937">
            <text:p>79,39%</text:p>
          </table:table-cell>
          <table:table-cell table:style-name="ce78" office:value-type="percentage" office:value="0.778988">
            <text:p>77.90%</text:p>
          </table:table-cell>
          <table:table-cell table:style-name="ce34" office:value-type="percentage" office:value="0.848766">
            <text:p>84.88%</text:p>
          </table:table-cell>
          <table:table-cell table:style-name="ce34" office:value-type="percentage" office:value="0.828425">
            <text:p>82.84%</text:p>
          </table:table-cell>
          <table:table-cell table:style-name="ce59" table:formula="of:=AVERAGE([.J164:.L164])" office:value-type="percentage" office:value="0.818726333333333">
            <text:p>81,87%</text:p>
          </table:table-cell>
          <table:table-cell table:number-columns-repeated="4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20452">
            <text:p>82.05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65:.D165])" office:value-type="percentage" office:value="0.846793">
            <text:p>84,68%</text:p>
          </table:table-cell>
          <table:table-cell table:style-name="ce35" office:value-type="percentage" office:value="0.705187">
            <text:p>70.52%</text:p>
          </table:table-cell>
          <table:table-cell table:style-name="ce48" office:value-type="percentage" office:value="0.943668">
            <text:p>94.37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65:.H165])" office:value-type="percentage" office:value="0.733143666666667">
            <text:p>73,31%</text:p>
          </table:table-cell>
          <table:table-cell table:style-name="ce78" office:value-type="percentage" office:value="0.817459">
            <text:p>81.75%</text:p>
          </table:table-cell>
          <table:table-cell table:style-name="ce34" office:value-type="percentage" office:value="0.912164">
            <text:p>91.22%</text:p>
          </table:table-cell>
          <table:table-cell table:style-name="ce34" office:value-type="percentage" office:value="0.74904">
            <text:p>74.90%</text:p>
          </table:table-cell>
          <table:table-cell table:style-name="ce59" table:formula="of:=AVERAGE([.J165:.L165])" office:value-type="percentage" office:value="0.826221">
            <text:p>82,62%</text:p>
          </table:table-cell>
          <table:table-cell table:number-columns-repeated="4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89789">
            <text:p>88.98%</text:p>
          </table:table-cell>
          <table:table-cell table:style-name="ce37" office:value-type="percentage" office:value="0.947151">
            <text:p>94.72%</text:p>
          </table:table-cell>
          <table:table-cell table:style-name="ce37" office:value-type="percentage" office:value="0.929577">
            <text:p>92.96%</text:p>
          </table:table-cell>
          <table:table-cell table:style-name="ce59" table:formula="of:=AVERAGE([.B166:.D166])" office:value-type="percentage" office:value="0.922172333333333">
            <text:p>92,22%</text:p>
          </table:table-cell>
          <table:table-cell table:style-name="ce35" office:value-type="percentage" office:value="0.868296">
            <text:p>86.83%</text:p>
          </table:table-cell>
          <table:table-cell table:style-name="ce48" office:value-type="percentage" office:value="0.946808">
            <text:p>94.68%</text:p>
          </table:table-cell>
          <table:table-cell table:style-name="ce48" office:value-type="percentage" office:value="0.928297">
            <text:p>92.83%</text:p>
          </table:table-cell>
          <table:table-cell table:style-name="ce59" table:formula="of:=AVERAGE([.F166:.H166])" office:value-type="percentage" office:value="0.914467">
            <text:p>91,45%</text:p>
          </table:table-cell>
          <table:table-cell table:style-name="ce78" office:value-type="percentage" office:value="0.889838">
            <text:p>88.98%</text:p>
          </table:table-cell>
          <table:table-cell table:style-name="ce34" office:value-type="percentage" office:value="0.947201">
            <text:p>94.72%</text:p>
          </table:table-cell>
          <table:table-cell table:style-name="ce34" office:value-type="percentage" office:value="0.929577">
            <text:p>92.96%</text:p>
          </table:table-cell>
          <table:table-cell table:style-name="ce59" table:formula="of:=AVERAGE([.J166:.L166])" office:value-type="percentage" office:value="0.922205333333333">
            <text:p>92,22%</text:p>
          </table:table-cell>
          <table:table-cell table:number-columns-repeated="4"/>
        </table:table-row>
        <table:table-row table:style-name="ro1">
          <table:table-cell office:value-type="string">
            <text:p>Zeit+Corr</text:p>
          </table:table-cell>
          <table:table-cell table:style-name="ce39" office:value-type="percentage" office:value="0.804505">
            <text:p>80.45%</text:p>
          </table:table-cell>
          <table:table-cell table:style-name="ce39" office:value-type="percentage" office:value="0.734678">
            <text:p>73.47%</text:p>
          </table:table-cell>
          <table:table-cell table:style-name="ce39" office:value-type="percentage" office:value="0.848912">
            <text:p>84.89%</text:p>
          </table:table-cell>
          <table:table-cell table:style-name="ce59" table:formula="of:=AVERAGE([.B167:.D167])" office:value-type="percentage" office:value="0.796031666666667">
            <text:p>79,60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7004">
            <text:p>94.70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67:.H167])" office:value-type="percentage" office:value="0.642287333333333">
            <text:p>64,23%</text:p>
          </table:table-cell>
          <table:table-cell table:style-name="ce78" office:value-type="percentage" office:value="0.803229">
            <text:p>80.32%</text:p>
          </table:table-cell>
          <table:table-cell table:style-name="ce34" office:value-type="percentage" office:value="0.9235">
            <text:p>92.35%</text:p>
          </table:table-cell>
          <table:table-cell table:style-name="ce34" office:value-type="percentage" office:value="0.882202">
            <text:p>88.22%</text:p>
          </table:table-cell>
          <table:table-cell table:style-name="ce59" table:formula="of:=AVERAGE([.J167:.L167])" office:value-type="percentage" office:value="0.869643666666667">
            <text:p>86,96%</text:p>
          </table:table-cell>
          <table:table-cell table:number-columns-repeated="4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89789">
            <text:p>88.98%</text:p>
          </table:table-cell>
          <table:table-cell table:style-name="ce37" office:value-type="percentage" office:value="0.947151">
            <text:p>94.72%</text:p>
          </table:table-cell>
          <table:table-cell table:style-name="ce37" office:value-type="percentage" office:value="0.929577">
            <text:p>92.96%</text:p>
          </table:table-cell>
          <table:table-cell table:style-name="ce59" table:formula="of:=AVERAGE([.B168:.D168])" office:value-type="percentage" office:value="0.922172333333333">
            <text:p>92,22%</text:p>
          </table:table-cell>
          <table:table-cell table:style-name="ce35" office:value-type="percentage" office:value="0.706512">
            <text:p>70.65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68:.H168])" office:value-type="percentage" office:value="0.734861">
            <text:p>73,49%</text:p>
          </table:table-cell>
          <table:table-cell table:style-name="ce78" office:value-type="percentage" office:value="0.889838">
            <text:p>88.98%</text:p>
          </table:table-cell>
          <table:table-cell table:style-name="ce34" office:value-type="percentage" office:value="0.947201">
            <text:p>94.72%</text:p>
          </table:table-cell>
          <table:table-cell table:style-name="ce34" office:value-type="percentage" office:value="0.929577">
            <text:p>92.96%</text:p>
          </table:table-cell>
          <table:table-cell table:style-name="ce59" table:formula="of:=AVERAGE([.J168:.L168])" office:value-type="percentage" office:value="0.922205333333333">
            <text:p>92,22%</text:p>
          </table:table-cell>
          <table:table-cell table:number-columns-repeated="4"/>
        </table:table-row>
        <table:table-row table:style-name="ro1">
          <table:table-cell office:value-type="string">
            <text:p>Freq+Corr</text:p>
          </table:table-cell>
          <table:table-cell table:style-name="ce38" office:value-type="percentage" office:value="0.820452">
            <text:p>82.05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69:.D169])" office:value-type="percentage" office:value="0.846793">
            <text:p>84,68%</text:p>
          </table:table-cell>
          <table:table-cell table:style-name="ce35" office:value-type="percentage" office:value="0.705187">
            <text:p>70.52%</text:p>
          </table:table-cell>
          <table:table-cell table:number-columns-repeated="2" table:style-name="ce48" office:value-type="percentage" office:value="0.956033">
            <text:p>95.60%</text:p>
          </table:table-cell>
          <table:table-cell table:style-name="ce59" table:formula="of:=AVERAGE([.F169:.H169])" office:value-type="percentage" office:value="0.872417666666667">
            <text:p>87,24%</text:p>
          </table:table-cell>
          <table:table-cell table:style-name="ce78" office:value-type="percentage" office:value="0.817508">
            <text:p>81.75%</text:p>
          </table:table-cell>
          <table:table-cell table:style-name="ce34" office:value-type="percentage" office:value="0.944207">
            <text:p>94.42%</text:p>
          </table:table-cell>
          <table:table-cell table:style-name="ce34" office:value-type="percentage" office:value="0.74904">
            <text:p>74.90%</text:p>
          </table:table-cell>
          <table:table-cell table:style-name="ce59" table:formula="of:=AVERAGE([.J169:.L169])" office:value-type="percentage" office:value="0.836918333333333">
            <text:p>83,69%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15.12.2016</text:date>, <text:time>12:44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2-15T12:44:51</dc:date>
    <dc:creator>Franz Anders</dc:creator>
    <meta:editing-duration>P7DT11H46M52S</meta:editing-duration>
    <meta:editing-cycles>26</meta:editing-cycles>
    <meta:generator>OpenOffice/4.1.1$Unix OpenOffice.org_project/411m6$Build-9775</meta:generator>
    <meta:document-statistic meta:table-count="3" meta:cell-count="1091" meta:object-count="0"/>
  </office:meta>
</office:document-meta>
</file>